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77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Copy_20_of_20_Hoja_20_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7" style:family="table" style:master-page-name="PageStyle_5f_Sheet6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ctividad 1</text:p>
          </table:table-cell>
          <table:table-cell table:style-name="ce1" office:value-type="string" calcext:value-type="string">
            <text:p>Actividad 2</text:p>
          </table:table-cell>
          <table:table-cell table:style-name="ce1" office:value-type="string" calcext:value-type="string">
            <text:p>Activiada 1-2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 1</text:p>
          </table:table-cell>
          <table:table-cell table:style-name="ce1" office:value-type="string" calcext:value-type="string">
            <text:p>Tasa 2</text:p>
          </table:table-cell>
          <table:table-cell table:style-name="ce1" office:value-type="string" calcext:value-type="string">
            <text:p>Tasa 1-2</text:p>
          </table:table-cell>
          <table:table-cell table:number-columns-repeated="2"/>
          <table:table-cell table:style-name="ce1" office:value-type="string" calcext:value-type="string">
            <text:p>MODIFICAMOS EL UBRAL DE CALNAL 1</text:p>
          </table:table-cell>
          <table:table-cell table:number-columns-repeated="1010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899" calcext:value-type="float">
            <text:p>1.89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9944" calcext:value-type="float">
            <text:p>9944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9.72" calcext:value-type="float">
            <text:p>29.72</text:p>
          </table:table-cell>
          <table:table-cell table:style-name="ce3" table:formula="of:=[.E2]/[.H2]" office:value-type="float" office:value="334.589502018843" calcext:value-type="float">
            <text:p>334.589502018843</text:p>
          </table:table-cell>
          <table:table-cell table:style-name="ce3" table:formula="of:=[.F2]/[.H2]" office:value-type="float" office:value="102.28802153432" calcext:value-type="float">
            <text:p>102.28802153432</text:p>
          </table:table-cell>
          <table:table-cell table:style-name="ce3" table:formula="of:=[.G2]/[.H2]" office:value-type="float" office:value="7.50336473755047" calcext:value-type="float">
            <text:p>7.50336473755047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899" calcext:value-type="float">
            <text:p>1.899</text:p>
          </table:table-cell>
          <table:table-cell table:style-name="ce1" office:value-type="float" office:value="-0.314" calcext:value-type="float">
            <text:p>-0.314</text:p>
          </table:table-cell>
          <table:table-cell table:style-name="ce1" office:value-type="float" office:value="3764" calcext:value-type="float">
            <text:p>3764</text:p>
          </table:table-cell>
          <table:table-cell table:style-name="ce1" office:value-type="float" office:value="6482" calcext:value-type="float">
            <text:p>6482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51.45" calcext:value-type="float">
            <text:p>51.45</text:p>
          </table:table-cell>
          <table:table-cell table:style-name="ce3" table:formula="of:=[.E3]/[.H3]" office:value-type="float" office:value="73.1584062196307" calcext:value-type="float">
            <text:p>73.1584062196307</text:p>
          </table:table-cell>
          <table:table-cell table:style-name="ce3" table:formula="of:=[.F3]/[.H3]" office:value-type="float" office:value="125.986394557823" calcext:value-type="float">
            <text:p>125.986394557823</text:p>
          </table:table-cell>
          <table:table-cell table:style-name="ce3" table:formula="of:=[.G3]/[.H3]" office:value-type="float" office:value="6.18075801749271" calcext:value-type="float">
            <text:p>6.18075801749271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899" calcext:value-type="float">
            <text:p>1.899</text:p>
          </table:table-cell>
          <table:table-cell table:style-name="ce1" office:value-type="float" office:value="-0.209" calcext:value-type="float">
            <text:p>-0.209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5667" calcext:value-type="float">
            <text:p>5667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7.52" calcext:value-type="float">
            <text:p>47.52</text:p>
          </table:table-cell>
          <table:table-cell table:style-name="ce3" table:formula="of:=[.E4]/[.H4]" office:value-type="float" office:value="131.523569023569" calcext:value-type="float">
            <text:p>131.523569023569</text:p>
          </table:table-cell>
          <table:table-cell table:style-name="ce3" table:formula="of:=[.F4]/[.H4]" office:value-type="float" office:value="119.255050505051" calcext:value-type="float">
            <text:p>119.255050505051</text:p>
          </table:table-cell>
          <table:table-cell table:style-name="ce3" table:formula="of:=[.G4]/[.H4]" office:value-type="float" office:value="6.79713804713805" calcext:value-type="float">
            <text:p>6.79713804713805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899" calcext:value-type="float">
            <text:p>1.899</text:p>
          </table:table-cell>
          <table:table-cell table:style-name="ce1" office:value-type="float" office:value="-0.406" calcext:value-type="float">
            <text:p>-0.406</text:p>
          </table:table-cell>
          <table:table-cell table:style-name="ce1" office:value-type="float" office:value="8208" calcext:value-type="float">
            <text:p>8208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6.51" calcext:value-type="float">
            <text:p>66.51</text:p>
          </table:table-cell>
          <table:table-cell table:style-name="ce3" table:formula="of:=[.E5]/[.H5]" office:value-type="float" office:value="123.4100135318" calcext:value-type="float">
            <text:p>123.4100135318</text:p>
          </table:table-cell>
          <table:table-cell table:style-name="ce3" table:formula="of:=[.F5]/[.H5]" office:value-type="float" office:value="46.0081190798376" calcext:value-type="float">
            <text:p>46.0081190798376</text:p>
          </table:table-cell>
          <table:table-cell table:style-name="ce3" table:formula="of:=[.G5]/[.H5]" office:value-type="float" office:value="4.81130657044054" calcext:value-type="float">
            <text:p>4.81130657044054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899" calcext:value-type="float">
            <text:p>1.899</text:p>
          </table:table-cell>
          <table:table-cell table:style-name="ce1" office:value-type="float" office:value="-0.059" calcext:value-type="float">
            <text:p>-0.059</text:p>
          </table:table-cell>
          <table:table-cell table:style-name="ce1" office:value-type="float" office:value="1822" calcext:value-type="float">
            <text:p>1822</text:p>
          </table:table-cell>
          <table:table-cell table:style-name="ce1" office:value-type="float" office:value="40815" calcext:value-type="float">
            <text:p>40815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5.5" calcext:value-type="float">
            <text:p>15.5</text:p>
          </table:table-cell>
          <table:table-cell table:style-name="ce3" table:formula="of:=[.E6]/[.H6]" office:value-type="float" office:value="117.548387096774" calcext:value-type="float">
            <text:p>117.548387096774</text:p>
          </table:table-cell>
          <table:table-cell table:style-name="ce3" table:formula="of:=[.F6]/[.H6]" office:value-type="float" office:value="2633.22580645161" calcext:value-type="float">
            <text:p>2633.22580645161</text:p>
          </table:table-cell>
          <table:table-cell table:style-name="ce3" table:formula="of:=[.G6]/[.H6]" office:value-type="float" office:value="22.5806451612903" calcext:value-type="float">
            <text:p>22.5806451612903</text:p>
          </table:table-cell>
          <table:table-cell table:number-columns-repeated="101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>
            <draw:frame table:end-cell-address="'Hoja 1'.K27" table:end-x="30.93pt" table:end-y="6.72pt" draw:z-index="0" draw:name="Chart 1" draw:style-name="gr1" draw:text-style-name="P1" svg:width="449.97pt" svg:height="278.22pt" svg:x="1.87pt" svg:y="11.99pt">
              <draw:object draw:notify-on-update-of-ranges="'Hoja 1'.K2:'Hoja 1'.K6 'Hoja 1'.D2:'Hoja 1'.D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ueba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Hoja 1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ctividad 1</text:p>
          </table:table-cell>
          <table:table-cell table:style-name="ce1" office:value-type="string" calcext:value-type="string">
            <text:p>Actividad 2</text:p>
          </table:table-cell>
          <table:table-cell table:style-name="ce1" office:value-type="string" calcext:value-type="string">
            <text:p>Activiada 1-2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 1</text:p>
          </table:table-cell>
          <table:table-cell table:style-name="ce1" office:value-type="string" calcext:value-type="string">
            <text:p>Tasa 2</text:p>
          </table:table-cell>
          <table:table-cell table:style-name="ce1" office:value-type="string" calcext:value-type="string">
            <text:p>Tasa 1-2</text:p>
          </table:table-cell>
          <table:table-cell table:number-columns-repeated="2"/>
          <table:table-cell table:style-name="ce1" office:value-type="string" calcext:value-type="string">
            <text:p>1.500 es limite</text:p>
          </table:table-cell>
          <table:table-cell table:number-columns-repeated="1010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899" calcext:value-type="float">
            <text:p>1.899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9944" calcext:value-type="float">
            <text:p>9944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9.72" calcext:value-type="float">
            <text:p>29.72</text:p>
          </table:table-cell>
          <table:table-cell table:style-name="ce3" table:formula="of:=[.E2]/[.H2]" office:value-type="float" office:value="334.589502018843" calcext:value-type="float">
            <text:p>334.589502018843</text:p>
          </table:table-cell>
          <table:table-cell table:style-name="ce3" table:formula="of:=[.F2]/[.H2]" office:value-type="float" office:value="102.28802153432" calcext:value-type="float">
            <text:p>102.28802153432</text:p>
          </table:table-cell>
          <table:table-cell table:style-name="ce3" table:formula="of:=[.G2]/[.H2]" office:value-type="float" office:value="7.50336473755047" calcext:value-type="float">
            <text:p>7.50336473755047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495" calcext:value-type="float">
            <text:p>1.495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7436" calcext:value-type="float">
            <text:p>7436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65.29" calcext:value-type="float">
            <text:p>65.29</text:p>
          </table:table-cell>
          <table:table-cell table:style-name="ce3" table:formula="of:=[.E3]/[.H3]" office:value-type="float" office:value="15.714504518303" calcext:value-type="float">
            <text:p>15.714504518303</text:p>
          </table:table-cell>
          <table:table-cell table:style-name="ce3" table:formula="of:=[.F3]/[.H3]" office:value-type="float" office:value="113.891867054679" calcext:value-type="float">
            <text:p>113.891867054679</text:p>
          </table:table-cell>
          <table:table-cell table:style-name="ce3" table:formula="of:=[.G3]/[.H3]" office:value-type="float" office:value="4.59488436207689" calcext:value-type="float">
            <text:p>4.59488436207689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722" calcext:value-type="float">
            <text:p>1.722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4737" calcext:value-type="float">
            <text:p>4737</text:p>
          </table:table-cell>
          <table:table-cell table:style-name="ce1" office:value-type="float" office:value="5695" calcext:value-type="float">
            <text:p>5695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8.92" calcext:value-type="float">
            <text:p>48.92</text:p>
          </table:table-cell>
          <table:table-cell table:style-name="ce3" table:formula="of:=[.E4]/[.H4]" office:value-type="float" office:value="96.8315617334424" calcext:value-type="float">
            <text:p>96.8315617334424</text:p>
          </table:table-cell>
          <table:table-cell table:style-name="ce3" table:formula="of:=[.F4]/[.H4]" office:value-type="float" office:value="116.414554374489" calcext:value-type="float">
            <text:p>116.414554374489</text:p>
          </table:table-cell>
          <table:table-cell table:style-name="ce3" table:formula="of:=[.G4]/[.H4]" office:value-type="float" office:value="6.2959934587081" calcext:value-type="float">
            <text:p>6.2959934587081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 table:style-name="ce1" office:value-type="float" office:value="1.997" calcext:value-type="float">
            <text:p>1.997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24917" calcext:value-type="float">
            <text:p>24917</text:p>
          </table:table-cell>
          <table:table-cell table:style-name="ce1" office:value-type="float" office:value="3904" calcext:value-type="float">
            <text:p>3904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3.79" calcext:value-type="float">
            <text:p>33.79</text:p>
          </table:table-cell>
          <table:table-cell table:style-name="ce3" table:formula="of:=[.E5]/[.H5]" office:value-type="float" office:value="737.407517016869" calcext:value-type="float">
            <text:p>737.407517016869</text:p>
          </table:table-cell>
          <table:table-cell table:style-name="ce3" table:formula="of:=[.F5]/[.H5]" office:value-type="float" office:value="115.537141166025" calcext:value-type="float">
            <text:p>115.537141166025</text:p>
          </table:table-cell>
          <table:table-cell table:style-name="ce3" table:formula="of:=[.G5]/[.H5]" office:value-type="float" office:value="10.0029594554602" calcext:value-type="float">
            <text:p>10.0029594554602</text:p>
          </table:table-cell>
          <table:table-cell table:number-columns-repeated="1013"/>
        </table:table-row>
        <table:table-row table:style-name="ro1">
          <table:table-cell table:style-name="ce2" office:value-type="float" office:value="1.888" calcext:value-type="float">
            <text:p>1.888</text:p>
          </table:table-cell>
          <table:table-cell table:style-name="ce1" office:value-type="float" office:value="-0.101" calcext:value-type="float">
            <text:p>-0.101</text:p>
          </table:table-cell>
          <table:table-cell/>
          <table:table-cell table:style-name="ce1" office:value-type="float" office:value="-0.1" calcext:value-type="float">
            <text:p>-0.1</text:p>
          </table:table-cell>
          <table:table-cell table:number-columns-repeated="4"/>
          <table:table-cell table:style-name="ce3" table:formula="of:=[.E6]/[.H6]" office:value-type="string" office:string-value="" calcext:value-type="error">
            <text:p>#DIV/0!</text:p>
          </table:table-cell>
          <table:table-cell table:style-name="ce3" table:formula="of:=[.F6]/[.H6]" office:value-type="string" office:string-value="" calcext:value-type="error">
            <text:p>#DIV/0!</text:p>
          </table:table-cell>
          <table:table-cell table:style-name="ce3" table:formula="of:=[.G6]/[.H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/>
          <table:table-cell/>
          <table:table-cell>
            <draw:frame table:end-cell-address="'Copy of Hoja 1'.J28" table:end-x="21.17pt" table:end-y="5.98pt" draw:z-index="0" draw:name="Chart 2" draw:style-name="gr1" draw:text-style-name="P1" svg:width="449.97pt" svg:height="278.22pt" svg:x="62.25pt" svg:y="11.25pt">
              <draw:object draw:notify-on-update-of-ranges="'Copy of Hoja 1'.K2:'Copy of Hoja 1'.K6 'Copy of Hoja 1'.C2:'Copy of Hoja 1'.C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 esta parte ponemos los detectores a 180º y los tapamos con una lo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das las coinicdencias son accidentale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ctividad 1</text:p>
          </table:table-cell>
          <table:table-cell table:style-name="ce1" office:value-type="string" calcext:value-type="string">
            <text:p>Actividad 2</text:p>
          </table:table-cell>
          <table:table-cell table:style-name="ce1" office:value-type="string" calcext:value-type="string">
            <text:p>Activiada 1-2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 1</text:p>
          </table:table-cell>
          <table:table-cell table:style-name="ce1" office:value-type="string" calcext:value-type="string">
            <text:p>Tasa 2</text:p>
          </table:table-cell>
          <table:table-cell table:style-name="ce1" office:value-type="string" calcext:value-type="string">
            <text:p>Tasa 1-2</text:p>
          </table:table-cell>
          <table:table-cell table:style-name="ce1" office:value-type="string" calcext:value-type="string">
            <text:p>ventana de coinciedncias</text:p>
          </table:table-cell>
          <table:table-cell table:number-columns-repeated="1012"/>
        </table:table-row>
        <table:table-row table:style-name="ro1"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45323" calcext:value-type="float">
            <text:p>45323</text:p>
          </table:table-cell>
          <table:table-cell table:style-name="ce1" office:value-type="float" office:value="10854" calcext:value-type="float">
            <text:p>10854</text:p>
          </table:table-cell>
          <table:table-cell table:style-name="ce1" office:value-type="float" office:value="154" calcext:value-type="float">
            <text:p>154</text:p>
          </table:table-cell>
          <table:table-cell table:style-name="ce3" table:formula="of:=60+34.21" office:value-type="float" office:value="94.21" calcext:value-type="float">
            <text:p>94.21</text:p>
          </table:table-cell>
          <table:table-cell table:style-name="ce3" table:formula="of:=[.E4]/[.H4]" office:value-type="float" office:value="481.084810529668" calcext:value-type="float">
            <text:p>481.084810529668</text:p>
          </table:table-cell>
          <table:table-cell table:style-name="ce3" table:formula="of:=[.F4]/[.H4]" office:value-type="float" office:value="115.210699501115" calcext:value-type="float">
            <text:p>115.210699501115</text:p>
          </table:table-cell>
          <table:table-cell table:style-name="ce3" table:formula="of:=[.G4]/[.H4]" office:value-type="float" office:value="1.63464600360896" calcext:value-type="float">
            <text:p>1.63464600360896</text:p>
          </table:table-cell>
          <table:table-cell table:style-name="ce3" table:formula="of:=[.K4]/(2*[.I4]*[.J4])" office:value-type="float" office:value="0.0000147461709041318" calcext:value-type="float">
            <text:p>1.47461709041318E-05</text:p>
          </table:table-cell>
          <table:table-cell table:style-name="ce4" office:value-type="string" calcext:value-type="string" table:number-columns-spanned="1" table:number-rows-spanned="2">
            <text:p>estas medidas estaban menos tapados los detectores</text:p>
          </table:table-cell>
          <table:table-cell table:number-columns-repeated="1011"/>
        </table:table-row>
        <table:table-row table:style-name="ro1"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84902" calcext:value-type="float">
            <text:p>84902</text:p>
          </table:table-cell>
          <table:table-cell table:style-name="ce1" office:value-type="float" office:value="21458" calcext:value-type="float">
            <text:p>21458</text:p>
          </table:table-cell>
          <table:table-cell table:style-name="ce1" office:value-type="float" office:value="268" calcext:value-type="float">
            <text:p>268</text:p>
          </table:table-cell>
          <table:table-cell table:style-name="ce3" table:formula="of:=3*60+4.68" office:value-type="float" office:value="184.68" calcext:value-type="float">
            <text:p>184.68</text:p>
          </table:table-cell>
          <table:table-cell table:style-name="ce3" table:formula="of:=[.E5]/[.H5]" office:value-type="float" office:value="459.724929607971" calcext:value-type="float">
            <text:p>459.724929607971</text:p>
          </table:table-cell>
          <table:table-cell table:style-name="ce3" table:formula="of:=[.F5]/[.H5]" office:value-type="float" office:value="116.190166774962" calcext:value-type="float">
            <text:p>116.190166774962</text:p>
          </table:table-cell>
          <table:table-cell table:style-name="ce3" table:formula="of:=[.G5]/[.H5]" office:value-type="float" office:value="1.45115876110028" calcext:value-type="float">
            <text:p>1.45115876110028</text:p>
          </table:table-cell>
          <table:table-cell table:style-name="ce3" table:formula="of:=[.K5]/(2*[.I5]*[.J5])" office:value-type="float" office:value="0.0000135836818887265" calcext:value-type="float">
            <text:p>1.35836818887265E-05</text:p>
          </table:table-cell>
          <table:covered-table-cell/>
          <table:table-cell table:number-columns-repeated="1011"/>
        </table:table-row>
        <table:table-row table:style-name="ro1"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48572" calcext:value-type="float">
            <text:p>48572</text:p>
          </table:table-cell>
          <table:table-cell table:style-name="ce1" office:value-type="float" office:value="21615" calcext:value-type="float">
            <text:p>21615</text:p>
          </table:table-cell>
          <table:table-cell table:style-name="ce1" office:value-type="float" office:value="103" calcext:value-type="float">
            <text:p>103</text:p>
          </table:table-cell>
          <table:table-cell table:style-name="ce3" table:formula="of:=3+60+35.1" office:value-type="float" office:value="98.1" calcext:value-type="float">
            <text:p>98.1</text:p>
          </table:table-cell>
          <table:table-cell table:style-name="ce3" table:formula="of:=[.E6]/[.H6]" office:value-type="float" office:value="495.127420998981" calcext:value-type="float">
            <text:p>495.127420998981</text:p>
          </table:table-cell>
          <table:table-cell table:style-name="ce3" table:formula="of:=[.F6]/[.H6]" office:value-type="float" office:value="220.336391437309" calcext:value-type="float">
            <text:p>220.336391437309</text:p>
          </table:table-cell>
          <table:table-cell table:style-name="ce3" table:formula="of:=[.G6]/[.H6]" office:value-type="float" office:value="1.04994903160041" calcext:value-type="float">
            <text:p>1.04994903160041</text:p>
          </table:table-cell>
          <table:table-cell table:style-name="ce3" table:formula="of:=[.K6]/(2*[.I6]*[.J6])" office:value-type="float" office:value="0.0000048121040597465" calcext:value-type="float">
            <text:p>4.8121040597465E-06</text:p>
          </table:table-cell>
          <table:table-cell table:style-name="ce1" office:value-type="string" calcext:value-type="string">
            <text:p>en esta hicimos un kebab con los detectores</text:p>
          </table:table-cell>
          <table:table-cell table:number-columns-repeated="1011"/>
        </table:table-row>
        <table:table-row table:style-name="ro1"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075" calcext:value-type="float">
            <text:p>-0.075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075" calcext:value-type="float">
            <text:p>-0.075</text:p>
          </table:table-cell>
          <table:table-cell table:style-name="ce1" office:value-type="float" office:value="43165" calcext:value-type="float">
            <text:p>43165</text:p>
          </table:table-cell>
          <table:table-cell table:style-name="ce1" office:value-type="float" office:value="16088" calcext:value-type="float">
            <text:p>16088</text:p>
          </table:table-cell>
          <table:table-cell table:style-name="ce1" office:value-type="float" office:value="181" calcext:value-type="float">
            <text:p>181</text:p>
          </table:table-cell>
          <table:table-cell table:style-name="ce3" table:formula="of:=60+41.74" office:value-type="float" office:value="101.74" calcext:value-type="float">
            <text:p>101.74</text:p>
          </table:table-cell>
          <table:table-cell table:style-name="ce3" table:formula="of:=[.E7]/[.H7]" office:value-type="float" office:value="424.267741301356" calcext:value-type="float">
            <text:p>424.267741301356</text:p>
          </table:table-cell>
          <table:table-cell table:style-name="ce3" table:formula="of:=[.F7]/[.H7]" office:value-type="float" office:value="158.128563003735" calcext:value-type="float">
            <text:p>158.128563003735</text:p>
          </table:table-cell>
          <table:table-cell table:style-name="ce3" table:formula="of:=[.G7]/[.H7]" office:value-type="float" office:value="1.77904462355023" calcext:value-type="float">
            <text:p>1.77904462355023</text:p>
          </table:table-cell>
          <table:table-cell table:style-name="ce3" table:formula="of:=[.K7]/(2*[.I7]*[.J7])" office:value-type="float" office:value="0.000013258869914071" calcext:value-type="float">
            <text:p>1.3258869914071E-05</text:p>
          </table:table-cell>
          <table:table-cell table:number-columns-repeated="101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4">
        <table:table-column table:style-name="co2" table:number-columns-repeated="2" table:default-cell-style-name="Default"/>
        <table:table-column table:style-name="co1" table:number-columns-repeated="102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Unidad = milimetro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anchura planchas de hierro 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20 unidades</text:p>
          </table:table-cell>
          <table:table-cell table:style-name="ce3" table:formula="of:=[.C2]*7.87*0.1" office:value-type="float" office:value="1.2592" calcext:value-type="float">
            <text:p>1.2592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anchura planchas de plomo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string" calcext:value-type="string">
            <text:p>10 unidades</text:p>
          </table:table-cell>
          <table:table-cell table:style-name="ce3" table:formula="of:=11.34*[.C3]*0.1" office:value-type="float" office:value="8.505" calcext:value-type="float">
            <text:p>8.50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lomo</text:p>
          </table:table-cell>
          <table:table-cell table:style-name="ce1" office:value-type="string" calcext:value-type="string">
            <text:p>hierro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ctividad 1</text:p>
          </table:table-cell>
          <table:table-cell table:style-name="ce1" office:value-type="string" calcext:value-type="string">
            <text:p>Actividad 2</text:p>
          </table:table-cell>
          <table:table-cell table:style-name="ce1" office:value-type="string" calcext:value-type="string">
            <text:p>Activiada 1-2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 1</text:p>
          </table:table-cell>
          <table:table-cell table:style-name="ce1" office:value-type="string" calcext:value-type="string">
            <text:p>Tasa 2</text:p>
          </table:table-cell>
          <table:table-cell table:style-name="ce1" office:value-type="string" calcext:value-type="string">
            <text:p>Tasa 1-2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0319" calcext:value-type="float">
            <text:p>10319</text:p>
          </table:table-cell>
          <table:table-cell table:style-name="ce1" office:value-type="float" office:value="4468" calcext:value-type="float">
            <text:p>4468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41.16" calcext:value-type="float">
            <text:p>41.16</text:p>
          </table:table-cell>
          <table:table-cell table:style-name="ce3" table:formula="of:=[.G6]/[.J6]" office:value-type="float" office:value="250.704567541302" calcext:value-type="float">
            <text:p>250.704567541302</text:p>
          </table:table-cell>
          <table:table-cell table:style-name="ce3" table:formula="of:=[.H6]/[.J6]" office:value-type="float" office:value="108.551992225462" calcext:value-type="float">
            <text:p>108.551992225462</text:p>
          </table:table-cell>
          <table:table-cell table:style-name="ce3" table:formula="of:=[.I6]/[.J6]" office:value-type="float" office:value="7.31292517006803" calcext:value-type="float">
            <text:p>7.31292517006803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0973" calcext:value-type="float">
            <text:p>10973</text:p>
          </table:table-cell>
          <table:table-cell table:style-name="ce1" office:value-type="float" office:value="4699" calcext:value-type="float">
            <text:p>469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46.14" calcext:value-type="float">
            <text:p>46.14</text:p>
          </table:table-cell>
          <table:table-cell table:style-name="ce3" table:formula="of:=[.G7]/[.J7]" office:value-type="float" office:value="237.819679237104" calcext:value-type="float">
            <text:p>237.819679237104</text:p>
          </table:table-cell>
          <table:table-cell table:style-name="ce3" table:formula="of:=[.H7]/[.J7]" office:value-type="float" office:value="101.842219332466" calcext:value-type="float">
            <text:p>101.842219332466</text:p>
          </table:table-cell>
          <table:table-cell table:style-name="ce3" table:formula="of:=[.I7]/[.J7]" office:value-type="float" office:value="6.91374078890334" calcext:value-type="float">
            <text:p>6.91374078890334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0263" calcext:value-type="float">
            <text:p>10263</text:p>
          </table:table-cell>
          <table:table-cell table:style-name="ce1" office:value-type="float" office:value="4357" calcext:value-type="float">
            <text:p>4357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43.9" calcext:value-type="float">
            <text:p>43.9</text:p>
          </table:table-cell>
          <table:table-cell table:style-name="ce3" table:formula="of:=[.G8]/[.J8]" office:value-type="float" office:value="233.78132118451" calcext:value-type="float">
            <text:p>233.78132118451</text:p>
          </table:table-cell>
          <table:table-cell table:style-name="ce3" table:formula="of:=[.H8]/[.J8]" office:value-type="float" office:value="99.248291571754" calcext:value-type="float">
            <text:p>99.248291571754</text:p>
          </table:table-cell>
          <table:table-cell table:style-name="ce3" table:formula="of:=[.I8]/[.J8]" office:value-type="float" office:value="6.99316628701595" calcext:value-type="float">
            <text:p>6.99316628701595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.909" calcext:value-type="float">
            <text:p>1.909</text:p>
          </table:table-cell>
          <table:table-cell table:style-name="ce5" office:value-type="float" office:value="-0.111" calcext:value-type="float">
            <text:p>-0.111</text:p>
          </table:table-cell>
          <table:table-cell table:style-name="ce5" office:value-type="float" office:value="1.911" calcext:value-type="float">
            <text:p>1.911</text:p>
          </table:table-cell>
          <table:table-cell table:style-name="ce5" office:value-type="float" office:value="-0.11" calcext:value-type="float">
            <text:p>-0.11</text:p>
          </table:table-cell>
          <table:table-cell table:style-name="ce5" office:value-type="float" office:value="10886" calcext:value-type="float">
            <text:p>10886</text:p>
          </table:table-cell>
          <table:table-cell table:style-name="ce5" office:value-type="float" office:value="4153" calcext:value-type="float">
            <text:p>4153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45.53" calcext:value-type="float">
            <text:p>45.53</text:p>
          </table:table-cell>
          <table:table-cell table:style-name="ce7" table:formula="of:=[.G9]/[.J9]" office:value-type="float" office:value="239.095102130463" calcext:value-type="float">
            <text:p>239.095102130463</text:p>
          </table:table-cell>
          <table:table-cell table:style-name="ce7" table:formula="of:=[.H9]/[.J9]" office:value-type="float" office:value="91.2145837909071" calcext:value-type="float">
            <text:p>91.2145837909071</text:p>
          </table:table-cell>
          <table:table-cell table:style-name="ce7" table:formula="of:=[.I9]/[.J9]" office:value-type="float" office:value="7.09422358884252" calcext:value-type="float">
            <text:p>7.0942235888425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9617" calcext:value-type="float">
            <text:p>9617</text:p>
          </table:table-cell>
          <table:table-cell table:style-name="ce1" office:value-type="float" office:value="4161" calcext:value-type="float">
            <text:p>416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9.8" calcext:value-type="float">
            <text:p>39.8</text:p>
          </table:table-cell>
          <table:table-cell table:style-name="ce3" table:formula="of:=[.G10]/[.J10]" office:value-type="float" office:value="241.633165829146" calcext:value-type="float">
            <text:p>241.633165829146</text:p>
          </table:table-cell>
          <table:table-cell table:style-name="ce3" table:formula="of:=[.H10]/[.J10]" office:value-type="float" office:value="104.547738693467" calcext:value-type="float">
            <text:p>104.547738693467</text:p>
          </table:table-cell>
          <table:table-cell table:style-name="ce3" table:formula="of:=[.I10]/[.J10]" office:value-type="float" office:value="7.88944723618091" calcext:value-type="float">
            <text:p>7.88944723618091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0593" calcext:value-type="float">
            <text:p>10593</text:p>
          </table:table-cell>
          <table:table-cell table:style-name="ce1" office:value-type="float" office:value="4296" calcext:value-type="float">
            <text:p>429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43.64" calcext:value-type="float">
            <text:p>43.64</text:p>
          </table:table-cell>
          <table:table-cell table:style-name="ce3" table:formula="of:=[.G11]/[.J11]" office:value-type="float" office:value="242.736021998167" calcext:value-type="float">
            <text:p>242.736021998167</text:p>
          </table:table-cell>
          <table:table-cell table:style-name="ce3" table:formula="of:=[.H11]/[.J11]" office:value-type="float" office:value="98.4417965169569" calcext:value-type="float">
            <text:p>98.4417965169569</text:p>
          </table:table-cell>
          <table:table-cell table:style-name="ce3" table:formula="of:=[.I11]/[.J11]" office:value-type="float" office:value="7.01191567369386" calcext:value-type="float">
            <text:p>7.01191567369386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4495" calcext:value-type="float">
            <text:p>14495</text:p>
          </table:table-cell>
          <table:table-cell table:style-name="ce1" office:value-type="float" office:value="3481" calcext:value-type="float">
            <text:p>3481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7.49" calcext:value-type="float">
            <text:p>37.49</text:p>
          </table:table-cell>
          <table:table-cell table:style-name="ce3" table:formula="of:=[.G12]/[.J12]" office:value-type="float" office:value="386.636436383035" calcext:value-type="float">
            <text:p>386.636436383035</text:p>
          </table:table-cell>
          <table:table-cell table:style-name="ce3" table:formula="of:=[.H12]/[.J12]" office:value-type="float" office:value="92.8514270472126" calcext:value-type="float">
            <text:p>92.8514270472126</text:p>
          </table:table-cell>
          <table:table-cell table:style-name="ce3" table:formula="of:=[.I12]/[.J12]" office:value-type="float" office:value="8.37556681781808" calcext:value-type="float">
            <text:p>8.37556681781808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2982" calcext:value-type="float">
            <text:p>12982</text:p>
          </table:table-cell>
          <table:table-cell table:style-name="ce1" office:value-type="float" office:value="4297" calcext:value-type="float">
            <text:p>4297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6.18" calcext:value-type="float">
            <text:p>46.18</text:p>
          </table:table-cell>
          <table:table-cell table:style-name="ce3" table:formula="of:=[.G13]/[.J13]" office:value-type="float" office:value="281.117366825466" calcext:value-type="float">
            <text:p>281.117366825466</text:p>
          </table:table-cell>
          <table:table-cell table:style-name="ce3" table:formula="of:=[.H13]/[.J13]" office:value-type="float" office:value="93.0489389346037" calcext:value-type="float">
            <text:p>93.0489389346037</text:p>
          </table:table-cell>
          <table:table-cell table:style-name="ce3" table:formula="of:=[.I13]/[.J13]" office:value-type="float" office:value="7.21091381550455" calcext:value-type="float">
            <text:p>7.21091381550455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2682" calcext:value-type="float">
            <text:p>12682</text:p>
          </table:table-cell>
          <table:table-cell table:style-name="ce1" office:value-type="float" office:value="4502" calcext:value-type="float">
            <text:p>4502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50.83" calcext:value-type="float">
            <text:p>50.83</text:p>
          </table:table-cell>
          <table:table-cell table:style-name="ce3" table:formula="of:=#REF!/[.J14]" office:value-type="string" office:string-value="" calcext:value-type="error">
            <text:p>#REF!</text:p>
          </table:table-cell>
          <table:table-cell table:style-name="ce3" table:formula="of:=[.G14]/[.J14]" office:value-type="float" office:value="249.4983278" calcext:value-type="float">
            <text:p>249.4983278</text:p>
          </table:table-cell>
          <table:table-cell table:style-name="ce3" table:formula="of:=[.I14]/[.J14]" office:value-type="float" office:value="6.27582136533543" calcext:value-type="float">
            <text:p>6.27582136533543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number-columns-repeated="4"/>
          <table:table-cell table:style-name="ce3" table:formula="of:=[.G15]/[.J15]" office:value-type="string" office:string-value="" calcext:value-type="error">
            <text:p>#DIV/0!</text:p>
          </table:table-cell>
          <table:table-cell table:style-name="ce3" table:formula="of:=[.H15]/[.J15]" office:value-type="string" office:string-value="" calcext:value-type="error">
            <text:p>#DIV/0!</text:p>
          </table:table-cell>
          <table:table-cell table:style-name="ce3" table:formula="of:=[.I15]/[.J15]" office:value-type="string" office:string-value="" calcext:value-type="error">
            <text:p>#DIV/0!</text:p>
          </table:table-cell>
          <table:table-cell/>
          <table:table-cell>
            <draw:frame table:end-cell-address="Sheet3.T28" table:end-x="5.5pt" table:end-y="8.99pt" draw:z-index="0" draw:name="Chart 3" draw:style-name="gr1" draw:text-style-name="P1" svg:width="329.22pt" svg:height="203.98pt" svg:x="27.01pt" svg:y="9.75pt">
              <draw:object draw:notify-on-update-of-ranges="Sheet3.M19:Sheet3.M36 Sheet3.B19:Sheet3.B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 table:style-name="ce2"/>
          <table:table-cell table:number-columns-repeated="1004"/>
        </table:table-row>
        <table:table-row table:style-name="ro1">
          <table:table-cell table:number-columns-repeated="2"/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number-columns-repeated="4"/>
          <table:table-cell table:style-name="ce3" table:formula="of:=[.G16]/[.J16]" office:value-type="string" office:string-value="" calcext:value-type="error">
            <text:p>#DIV/0!</text:p>
          </table:table-cell>
          <table:table-cell table:style-name="ce3" table:formula="of:=[.H16]/[.J16]" office:value-type="string" office:string-value="" calcext:value-type="error">
            <text:p>#DIV/0!</text:p>
          </table:table-cell>
          <table:table-cell table:style-name="ce3" table:formula="of:=[.I16]/[.J16]" office:value-type="string" office:string-value="" calcext:value-type="error">
            <text:p>#DIV/0!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number-columns-repeated="19"/>
          <table:table-cell table:style-name="ce2"/>
          <table:table-cell table:number-columns-repeated="1004"/>
        </table:table-row>
        <table:table-row table:style-name="ro1">
          <table:table-cell table:style-name="ce1" office:value-type="string" calcext:value-type="string">
            <text:p>plomo</text:p>
          </table:table-cell>
          <table:table-cell table:style-name="ce1" office:value-type="string" calcext:value-type="string">
            <text:p>hierro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ctividad 1</text:p>
          </table:table-cell>
          <table:table-cell table:style-name="ce1" office:value-type="string" calcext:value-type="string">
            <text:p>Actividad 2</text:p>
          </table:table-cell>
          <table:table-cell table:style-name="ce1" office:value-type="string" calcext:value-type="string">
            <text:p>Activiada 1-2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 1</text:p>
          </table:table-cell>
          <table:table-cell table:style-name="ce1" office:value-type="string" calcext:value-type="string">
            <text:p>Tasa 2</text:p>
          </table:table-cell>
          <table:table-cell table:style-name="ce1" office:value-type="string" calcext:value-type="string">
            <text:p>Tasa 1-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0326" calcext:value-type="float">
            <text:p>10326</text:p>
          </table:table-cell>
          <table:table-cell table:style-name="ce1" office:value-type="float" office:value="3988" calcext:value-type="float">
            <text:p>3988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6.6" calcext:value-type="float">
            <text:p>36.6</text:p>
          </table:table-cell>
          <table:table-cell table:style-name="ce3" table:formula="of:=[.G19]/[.J19]" office:value-type="float" office:value="282.131147540984" calcext:value-type="float">
            <text:p>282.131147540984</text:p>
          </table:table-cell>
          <table:table-cell table:style-name="ce3" table:formula="of:=[.H19]/[.J19]" office:value-type="float" office:value="108.96174863388" calcext:value-type="float">
            <text:p>108.96174863388</text:p>
          </table:table-cell>
          <table:table-cell table:style-name="ce3" table:formula="of:=[.I19]/[.J19]" office:value-type="float" office:value="8.55191256830601" calcext:value-type="float">
            <text:p>8.55191256830601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115" calcext:value-type="float">
            <text:p>17115</text:p>
          </table:table-cell>
          <table:table-cell table:style-name="ce1" office:value-type="float" office:value="6221" calcext:value-type="float">
            <text:p>622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2.5" calcext:value-type="float">
            <text:p>52.5</text:p>
          </table:table-cell>
          <table:table-cell table:style-name="ce3" table:formula="of:=[.G20]/[.J20]" office:value-type="float" office:value="326" calcext:value-type="float">
            <text:p>326</text:p>
          </table:table-cell>
          <table:table-cell table:style-name="ce3" table:formula="of:=[.H20]/[.J20]" office:value-type="float" office:value="118.495238095238" calcext:value-type="float">
            <text:p>118.495238095238</text:p>
          </table:table-cell>
          <table:table-cell table:style-name="ce3" table:formula="of:=[.I20]/[.J20]" office:value-type="float" office:value="8.8" calcext:value-type="float">
            <text:p>8.8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1183" calcext:value-type="float">
            <text:p>11183</text:p>
          </table:table-cell>
          <table:table-cell table:style-name="ce1" office:value-type="float" office:value="3966" calcext:value-type="float">
            <text:p>3966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9.07" calcext:value-type="float">
            <text:p>39.07</text:p>
          </table:table-cell>
          <table:table-cell table:style-name="ce3" table:formula="of:=[.G21]/[.J21]" office:value-type="float" office:value="286.229843869977" calcext:value-type="float">
            <text:p>286.229843869977</text:p>
          </table:table-cell>
          <table:table-cell table:style-name="ce3" table:formula="of:=[.H21]/[.J21]" office:value-type="float" office:value="101.510110058869" calcext:value-type="float">
            <text:p>101.510110058869</text:p>
          </table:table-cell>
          <table:table-cell table:style-name="ce3" table:formula="of:=[.I21]/[.J21]" office:value-type="float" office:value="8.7279242385462" calcext:value-type="float">
            <text:p>8.7279242385462</text:p>
          </table:table-cell>
          <table:table-cell table:style-name="ce3" office:value-type="float" office:value="1.2592" calcext:value-type="float">
            <text:p>1.2592</text:p>
          </table:table-cell>
          <table:table-cell table:number-columns-repeated="5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251" calcext:value-type="float">
            <text:p>16251</text:p>
          </table:table-cell>
          <table:table-cell table:style-name="ce1" office:value-type="float" office:value="5668" calcext:value-type="float">
            <text:p>5668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51.41" calcext:value-type="float">
            <text:p>51.41</text:p>
          </table:table-cell>
          <table:table-cell table:style-name="ce3" table:formula="of:=[.G22]/[.J22]" office:value-type="float" office:value="316.105815989107" calcext:value-type="float">
            <text:p>316.105815989107</text:p>
          </table:table-cell>
          <table:table-cell table:style-name="ce3" table:formula="of:=[.H22]/[.J22]" office:value-type="float" office:value="110.250923944758" calcext:value-type="float">
            <text:p>110.250923944758</text:p>
          </table:table-cell>
          <table:table-cell table:style-name="ce3" table:formula="of:=[.I22]/[.J22]" office:value-type="float" office:value="7.89729624586656" calcext:value-type="float">
            <text:p>7.89729624586656</text:p>
          </table:table-cell>
          <table:table-cell table:style-name="ce3" office:value-type="float" office:value="8.505" calcext:value-type="float">
            <text:p>8.505</text:p>
          </table:table-cell>
          <table:table-cell table:number-columns-repeated="5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1621" calcext:value-type="float">
            <text:p>11621</text:p>
          </table:table-cell>
          <table:table-cell table:style-name="ce1" office:value-type="float" office:value="4059" calcext:value-type="float">
            <text:p>4059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1.48" calcext:value-type="float">
            <text:p>41.48</text:p>
          </table:table-cell>
          <table:table-cell table:style-name="ce3" table:formula="of:=[.G23]/[.J23]" office:value-type="float" office:value="280.159112825458" calcext:value-type="float">
            <text:p>280.159112825458</text:p>
          </table:table-cell>
          <table:table-cell table:style-name="ce3" table:formula="of:=[.H23]/[.J23]" office:value-type="float" office:value="97.854387656702" calcext:value-type="float">
            <text:p>97.854387656702</text:p>
          </table:table-cell>
          <table:table-cell table:style-name="ce3" table:formula="of:=[.I23]/[.J23]" office:value-type="float" office:value="7.8351012536162" calcext:value-type="float">
            <text:p>7.835101253616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252" calcext:value-type="float">
            <text:p>17252</text:p>
          </table:table-cell>
          <table:table-cell table:style-name="ce1" office:value-type="float" office:value="6003" calcext:value-type="float">
            <text:p>6003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4.53" calcext:value-type="float">
            <text:p>54.53</text:p>
          </table:table-cell>
          <table:table-cell table:style-name="ce3" table:formula="of:=[.G24]/[.J24]" office:value-type="float" office:value="316.376306620209" calcext:value-type="float">
            <text:p>316.376306620209</text:p>
          </table:table-cell>
          <table:table-cell table:style-name="ce3" table:formula="of:=[.H24]/[.J24]" office:value-type="float" office:value="110.086191087475" calcext:value-type="float">
            <text:p>110.086191087475</text:p>
          </table:table-cell>
          <table:table-cell table:style-name="ce3" table:formula="of:=[.I24]/[.J24]" office:value-type="float" office:value="8.45406198422887" calcext:value-type="float">
            <text:p>8.45406198422887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0291" calcext:value-type="float">
            <text:p>10291</text:p>
          </table:table-cell>
          <table:table-cell table:style-name="ce1" office:value-type="float" office:value="3659" calcext:value-type="float">
            <text:p>3659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7.51" calcext:value-type="float">
            <text:p>37.51</text:p>
          </table:table-cell>
          <table:table-cell table:style-name="ce3" table:formula="of:=[.G25]/[.J25]" office:value-type="float" office:value="274.353505731805" calcext:value-type="float">
            <text:p>274.353505731805</text:p>
          </table:table-cell>
          <table:table-cell table:style-name="ce3" table:formula="of:=[.H25]/[.J25]" office:value-type="float" office:value="97.5473207144762" calcext:value-type="float">
            <text:p>97.5473207144762</text:p>
          </table:table-cell>
          <table:table-cell table:style-name="ce3" table:formula="of:=[.I25]/[.J25]" office:value-type="float" office:value="8.50439882697947" calcext:value-type="float">
            <text:p>8.50439882697947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542" calcext:value-type="float">
            <text:p>16542</text:p>
          </table:table-cell>
          <table:table-cell table:style-name="ce1" office:value-type="float" office:value="5511" calcext:value-type="float">
            <text:p>5511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53.38" calcext:value-type="float">
            <text:p>53.38</text:p>
          </table:table-cell>
          <table:table-cell table:style-name="ce3" table:formula="of:=[.G26]/[.J26]" office:value-type="float" office:value="309.891345073061" calcext:value-type="float">
            <text:p>309.891345073061</text:p>
          </table:table-cell>
          <table:table-cell table:style-name="ce3" table:formula="of:=[.H26]/[.J26]" office:value-type="float" office:value="103.240914200075" calcext:value-type="float">
            <text:p>103.240914200075</text:p>
          </table:table-cell>
          <table:table-cell table:style-name="ce3" table:formula="of:=[.I26]/[.J26]" office:value-type="float" office:value="8.33645560134882" calcext:value-type="float">
            <text:p>8.3364556013488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5148" calcext:value-type="float">
            <text:p>15148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54.42" calcext:value-type="float">
            <text:p>54.42</text:p>
          </table:table-cell>
          <table:table-cell table:style-name="ce3" table:formula="of:=[.G27]/[.J27]" office:value-type="float" office:value="278.353546490261" calcext:value-type="float">
            <text:p>278.353546490261</text:p>
          </table:table-cell>
          <table:table-cell table:style-name="ce3" table:formula="of:=[.H27]/[.J27]" office:value-type="float" office:value="97.574421168688" calcext:value-type="float">
            <text:p>97.574421168688</text:p>
          </table:table-cell>
          <table:table-cell table:style-name="ce3" table:formula="of:=[.I27]/[.J27]" office:value-type="float" office:value="7.49724366041896" calcext:value-type="float">
            <text:p>7.49724366041896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4880" calcext:value-type="float">
            <text:p>14880</text:p>
          </table:table-cell>
          <table:table-cell table:style-name="ce1" office:value-type="float" office:value="5181" calcext:value-type="float">
            <text:p>5181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54.36" calcext:value-type="float">
            <text:p>54.36</text:p>
          </table:table-cell>
          <table:table-cell table:style-name="ce3" table:formula="of:=[.G28]/[.J28]" office:value-type="float" office:value="273.730684326711" calcext:value-type="float">
            <text:p>273.730684326711</text:p>
          </table:table-cell>
          <table:table-cell table:style-name="ce3" table:formula="of:=[.H28]/[.J28]" office:value-type="float" office:value="95.3090507726269" calcext:value-type="float">
            <text:p>95.3090507726269</text:p>
          </table:table-cell>
          <table:table-cell table:style-name="ce3" table:formula="of:=[.I28]/[.J28]" office:value-type="float" office:value="7.74466519499632" calcext:value-type="float">
            <text:p>7.74466519499632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4553" calcext:value-type="float">
            <text:p>14553</text:p>
          </table:table-cell>
          <table:table-cell table:style-name="ce1" office:value-type="float" office:value="4987" calcext:value-type="float">
            <text:p>4987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52.31" calcext:value-type="float">
            <text:p>52.31</text:p>
          </table:table-cell>
          <table:table-cell table:style-name="ce3" table:formula="of:=[.G29]/[.J29]" office:value-type="float" office:value="278.206843815714" calcext:value-type="float">
            <text:p>278.206843815714</text:p>
          </table:table-cell>
          <table:table-cell table:style-name="ce3" table:formula="of:=[.H29]/[.J29]" office:value-type="float" office:value="95.335499904416" calcext:value-type="float">
            <text:p>95.335499904416</text:p>
          </table:table-cell>
          <table:table-cell table:style-name="ce3" table:formula="of:=[.I29]/[.J29]" office:value-type="float" office:value="8.33492640030587" calcext:value-type="float">
            <text:p>8.3349264003058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022" calcext:value-type="float">
            <text:p>17022</text:p>
          </table:table-cell>
          <table:table-cell table:style-name="ce1" office:value-type="float" office:value="5593" calcext:value-type="float">
            <text:p>5593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5.71" calcext:value-type="float">
            <text:p>55.71</text:p>
          </table:table-cell>
          <table:table-cell table:style-name="ce3" table:formula="of:=[.G30]/[.J30]" office:value-type="float" office:value="305.546580506193" calcext:value-type="float">
            <text:p>305.546580506193</text:p>
          </table:table-cell>
          <table:table-cell table:style-name="ce3" table:formula="of:=[.H30]/[.J30]" office:value-type="float" office:value="100.394902171962" calcext:value-type="float">
            <text:p>100.394902171962</text:p>
          </table:table-cell>
          <table:table-cell table:style-name="ce3" table:formula="of:=[.I30]/[.J30]" office:value-type="float" office:value="7.44929097110034" calcext:value-type="float">
            <text:p>7.44929097110034</text:p>
          </table:table-cell>
          <table:table-cell/>
          <table:table-cell>
            <draw:frame table:end-cell-address="Sheet3.T44" table:end-x="14.49pt" table:end-y="9.75pt" draw:z-index="1" draw:name="Chart 4" draw:style-name="gr1" draw:text-style-name="P1" svg:width="347.22pt" svg:height="217.47pt" svg:x="18pt" svg:y="12.76pt">
              <draw:object draw:notify-on-update-of-ranges="Sheet3.M38:Sheet3.M51 Sheet3.A38:Sheet3.A5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4875" calcext:value-type="float">
            <text:p>14875</text:p>
          </table:table-cell>
          <table:table-cell table:style-name="ce1" office:value-type="float" office:value="5291" calcext:value-type="float">
            <text:p>5291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54.03" calcext:value-type="float">
            <text:p>54.03</text:p>
          </table:table-cell>
          <table:table-cell table:style-name="ce3" table:formula="of:=[.G31]/[.J31]" office:value-type="float" office:value="275.310012955765" calcext:value-type="float">
            <text:p>275.310012955765</text:p>
          </table:table-cell>
          <table:table-cell table:style-name="ce3" table:formula="of:=[.H31]/[.J31]" office:value-type="float" office:value="97.9270775495095" calcext:value-type="float">
            <text:p>97.9270775495095</text:p>
          </table:table-cell>
          <table:table-cell table:style-name="ce3" table:formula="of:=[.I31]/[.J31]" office:value-type="float" office:value="7.88450860632982" calcext:value-type="float">
            <text:p>7.8845086063298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365" calcext:value-type="float">
            <text:p>17365</text:p>
          </table:table-cell>
          <table:table-cell table:style-name="ce1" office:value-type="float" office:value="5844" calcext:value-type="float">
            <text:p>5844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58.06" calcext:value-type="float">
            <text:p>58.06</text:p>
          </table:table-cell>
          <table:table-cell table:style-name="ce3" table:formula="of:=[.G32]/[.J32]" office:value-type="float" office:value="299.087151222873" calcext:value-type="float">
            <text:p>299.087151222873</text:p>
          </table:table-cell>
          <table:table-cell table:style-name="ce3" table:formula="of:=[.H32]/[.J32]" office:value-type="float" office:value="100.654495349638" calcext:value-type="float">
            <text:p>100.654495349638</text:p>
          </table:table-cell>
          <table:table-cell table:style-name="ce3" table:formula="of:=[.I32]/[.J32]" office:value-type="float" office:value="7.07888391319325" calcext:value-type="float">
            <text:p>7.07888391319325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5848" calcext:value-type="float">
            <text:p>15848</text:p>
          </table:table-cell>
          <table:table-cell table:style-name="ce1" office:value-type="float" office:value="5617" calcext:value-type="float">
            <text:p>5617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7.88" calcext:value-type="float">
            <text:p>57.88</text:p>
          </table:table-cell>
          <table:table-cell table:style-name="ce3" table:formula="of:=[.G33]/[.J33]" office:value-type="float" office:value="273.807878369039" calcext:value-type="float">
            <text:p>273.807878369039</text:p>
          </table:table-cell>
          <table:table-cell table:style-name="ce3" table:formula="of:=[.H33]/[.J33]" office:value-type="float" office:value="97.0456116102281" calcext:value-type="float">
            <text:p>97.0456116102281</text:p>
          </table:table-cell>
          <table:table-cell table:style-name="ce3" table:formula="of:=[.I33]/[.J33]" office:value-type="float" office:value="7.20456116102281" calcext:value-type="float">
            <text:p>7.20456116102281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4736" calcext:value-type="float">
            <text:p>14736</text:p>
          </table:table-cell>
          <table:table-cell table:style-name="ce1" office:value-type="float" office:value="5358" calcext:value-type="float">
            <text:p>5358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53.93" calcext:value-type="float">
            <text:p>53.93</text:p>
          </table:table-cell>
          <table:table-cell table:style-name="ce3" table:formula="of:=[.G34]/[.J34]" office:value-type="float" office:value="273.243092898201" calcext:value-type="float">
            <text:p>273.243092898201</text:p>
          </table:table-cell>
          <table:table-cell table:style-name="ce3" table:formula="of:=[.H34]/[.J34]" office:value-type="float" office:value="99.3510105692564" calcext:value-type="float">
            <text:p>99.3510105692564</text:p>
          </table:table-cell>
          <table:table-cell table:style-name="ce3" table:formula="of:=[.I34]/[.J34]" office:value-type="float" office:value="7.73224550343037" calcext:value-type="float">
            <text:p>7.73224550343037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707" calcext:value-type="float">
            <text:p>17707</text:p>
          </table:table-cell>
          <table:table-cell table:style-name="ce1" office:value-type="float" office:value="5842" calcext:value-type="float">
            <text:p>584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61.26" calcext:value-type="float">
            <text:p>61.26</text:p>
          </table:table-cell>
          <table:table-cell table:style-name="ce3" table:formula="of:=[.G35]/[.J35]" office:value-type="float" office:value="289.046686255305" calcext:value-type="float">
            <text:p>289.046686255305</text:p>
          </table:table-cell>
          <table:table-cell table:style-name="ce3" table:formula="of:=[.H35]/[.J35]" office:value-type="float" office:value="95.3640222004571" calcext:value-type="float">
            <text:p>95.3640222004571</text:p>
          </table:table-cell>
          <table:table-cell table:style-name="ce3" table:formula="of:=[.I35]/[.J35]" office:value-type="float" office:value="6.74175644792687" calcext:value-type="float">
            <text:p>6.7417564479268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089" calcext:value-type="float">
            <text:p>16089</text:p>
          </table:table-cell>
          <table:table-cell table:style-name="ce1" office:value-type="float" office:value="5557" calcext:value-type="float">
            <text:p>555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8.84" calcext:value-type="float">
            <text:p>58.84</text:p>
          </table:table-cell>
          <table:table-cell table:style-name="ce3" table:formula="of:=[.G36]/[.J36]" office:value-type="float" office:value="273.436437797417" calcext:value-type="float">
            <text:p>273.436437797417</text:p>
          </table:table-cell>
          <table:table-cell table:style-name="ce3" table:formula="of:=[.H36]/[.J36]" office:value-type="float" office:value="94.4425560842964" calcext:value-type="float">
            <text:p>94.4425560842964</text:p>
          </table:table-cell>
          <table:table-cell table:style-name="ce3" table:formula="of:=[.I36]/[.J36]" office:value-type="float" office:value="7.05302515295717" calcext:value-type="float">
            <text:p>7.0530251529571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string" calcext:value-type="string">
            <text:p>Medidas con plomo y hierro</text:p>
          </table:table-cell>
          <table:table-cell table:style-name="ce1"/>
          <table:table-cell table:style-name="ce2"/>
          <table:table-cell table:style-name="ce1" table:number-columns-repeated="7"/>
          <table:table-cell table:number-columns-repeated="7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089" calcext:value-type="float">
            <text:p>16089</text:p>
          </table:table-cell>
          <table:table-cell table:style-name="ce1" office:value-type="float" office:value="5557" calcext:value-type="float">
            <text:p>5557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58.84" calcext:value-type="float">
            <text:p>58.84</text:p>
          </table:table-cell>
          <table:table-cell table:style-name="ce3" table:formula="of:=[.G38]/[.J38]" office:value-type="float" office:value="273.436437797417" calcext:value-type="float">
            <text:p>273.436437797417</text:p>
          </table:table-cell>
          <table:table-cell table:style-name="ce3" table:formula="of:=[.H38]/[.J38]" office:value-type="float" office:value="94.4425560842964" calcext:value-type="float">
            <text:p>94.4425560842964</text:p>
          </table:table-cell>
          <table:table-cell table:style-name="ce3" table:formula="of:=[.I38]/[.J38]" office:value-type="float" office:value="7.05302515295717" calcext:value-type="float">
            <text:p>7.05302515295717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091" calcext:value-type="float">
            <text:p>17091</text:p>
          </table:table-cell>
          <table:table-cell table:style-name="ce1" office:value-type="float" office:value="5418" calcext:value-type="float">
            <text:p>5418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62.22" calcext:value-type="float">
            <text:p>62.22</text:p>
          </table:table-cell>
          <table:table-cell table:style-name="ce3" table:formula="of:=[.G39]/[.J39]" office:value-type="float" office:value="274.686595949855" calcext:value-type="float">
            <text:p>274.686595949855</text:p>
          </table:table-cell>
          <table:table-cell table:style-name="ce3" table:formula="of:=[.H39]/[.J39]" office:value-type="float" office:value="87.0781099324976" calcext:value-type="float">
            <text:p>87.0781099324976</text:p>
          </table:table-cell>
          <table:table-cell table:style-name="ce3" table:formula="of:=[.I39]/[.J39]" office:value-type="float" office:value="6.52523304403729" calcext:value-type="float">
            <text:p>6.52523304403729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888" calcext:value-type="float">
            <text:p>16888</text:p>
          </table:table-cell>
          <table:table-cell table:style-name="ce1" office:value-type="float" office:value="5633" calcext:value-type="float">
            <text:p>5633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60.66" calcext:value-type="float">
            <text:p>60.66</text:p>
          </table:table-cell>
          <table:table-cell table:style-name="ce3" table:formula="of:=[.G40]/[.J40]" office:value-type="float" office:value="278.404220243983" calcext:value-type="float">
            <text:p>278.404220243983</text:p>
          </table:table-cell>
          <table:table-cell table:style-name="ce3" table:formula="of:=[.H40]/[.J40]" office:value-type="float" office:value="92.8618529508737" calcext:value-type="float">
            <text:p>92.8618529508737</text:p>
          </table:table-cell>
          <table:table-cell table:style-name="ce3" table:formula="of:=[.I40]/[.J40]" office:value-type="float" office:value="6.79195515990768" calcext:value-type="float">
            <text:p>6.79195515990768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940" calcext:value-type="float">
            <text:p>17940</text:p>
          </table:table-cell>
          <table:table-cell table:style-name="ce1" office:value-type="float" office:value="5424" calcext:value-type="float">
            <text:p>5424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65.31" calcext:value-type="float">
            <text:p>65.31</text:p>
          </table:table-cell>
          <table:table-cell table:style-name="ce3" table:formula="of:=[.G41]/[.J41]" office:value-type="float" office:value="274.689940284796" calcext:value-type="float">
            <text:p>274.689940284796</text:p>
          </table:table-cell>
          <table:table-cell table:style-name="ce3" table:formula="of:=[.H41]/[.J41]" office:value-type="float" office:value="83.0500689021589" calcext:value-type="float">
            <text:p>83.0500689021589</text:p>
          </table:table-cell>
          <table:table-cell table:style-name="ce3" table:formula="of:=[.I41]/[.J41]" office:value-type="float" office:value="6.26244066758536" calcext:value-type="float">
            <text:p>6.26244066758536</text:p>
          </table:table-cell>
          <table:table-cell table:number-columns-repeated="4"/>
          <table:table-cell table:style-name="ce8" table:number-columns-repeated="2"/>
          <table:table-cell table:style-name="ce9"/>
          <table:table-cell table:style-name="ce8" table:number-columns-repeated="7"/>
          <table:table-cell table:style-name="ce10" table:number-columns-repeated="3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8321" calcext:value-type="float">
            <text:p>18321</text:p>
          </table:table-cell>
          <table:table-cell table:style-name="ce1" office:value-type="float" office:value="6061" calcext:value-type="float">
            <text:p>6061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7.13" calcext:value-type="float">
            <text:p>67.13</text:p>
          </table:table-cell>
          <table:table-cell table:style-name="ce3" table:formula="of:=[.G42]/[.J42]" office:value-type="float" office:value="272.918218382243" calcext:value-type="float">
            <text:p>272.918218382243</text:p>
          </table:table-cell>
          <table:table-cell table:style-name="ce3" table:formula="of:=[.H42]/[.J42]" office:value-type="float" office:value="90.2875018620587" calcext:value-type="float">
            <text:p>90.2875018620587</text:p>
          </table:table-cell>
          <table:table-cell table:style-name="ce3" table:formula="of:=[.I42]/[.J42]" office:value-type="float" office:value="6.18203485773872" calcext:value-type="float">
            <text:p>6.1820348577387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8008" calcext:value-type="float">
            <text:p>18008</text:p>
          </table:table-cell>
          <table:table-cell table:style-name="ce1" office:value-type="float" office:value="5570" calcext:value-type="float">
            <text:p>5570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64.86" calcext:value-type="float">
            <text:p>64.86</text:p>
          </table:table-cell>
          <table:table-cell table:style-name="ce3" table:formula="of:=[.G43]/[.J43]" office:value-type="float" office:value="277.644156645082" calcext:value-type="float">
            <text:p>277.644156645082</text:p>
          </table:table-cell>
          <table:table-cell table:style-name="ce3" table:formula="of:=[.H43]/[.J43]" office:value-type="float" office:value="85.877274128893" calcext:value-type="float">
            <text:p>85.877274128893</text:p>
          </table:table-cell>
          <table:table-cell table:style-name="ce3" table:formula="of:=[.I43]/[.J43]" office:value-type="float" office:value="6.25963613937712" calcext:value-type="float">
            <text:p>6.2596361393771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645" calcext:value-type="float">
            <text:p>16645</text:p>
          </table:table-cell>
          <table:table-cell table:style-name="ce1" office:value-type="float" office:value="5288" calcext:value-type="float">
            <text:p>5288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62.5" calcext:value-type="float">
            <text:p>62.5</text:p>
          </table:table-cell>
          <table:table-cell table:style-name="ce3" table:formula="of:=[.G44]/[.J44]" office:value-type="float" office:value="266.32" calcext:value-type="float">
            <text:p>266.32</text:p>
          </table:table-cell>
          <table:table-cell table:style-name="ce3" table:formula="of:=[.H44]/[.J44]" office:value-type="float" office:value="84.608" calcext:value-type="float">
            <text:p>84.608</text:p>
          </table:table-cell>
          <table:table-cell table:style-name="ce3" table:formula="of:=[.I44]/[.J44]" office:value-type="float" office:value="6.624" calcext:value-type="float">
            <text:p>6.624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336" calcext:value-type="float">
            <text:p>17336</text:p>
          </table:table-cell>
          <table:table-cell table:style-name="ce1" office:value-type="float" office:value="5496" calcext:value-type="float">
            <text:p>5496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6" calcext:value-type="float">
            <text:p>66</text:p>
          </table:table-cell>
          <table:table-cell table:style-name="ce3" table:formula="of:=[.G45]/[.J45]" office:value-type="float" office:value="262.666666666667" calcext:value-type="float">
            <text:p>262.666666666667</text:p>
          </table:table-cell>
          <table:table-cell table:style-name="ce3" table:formula="of:=[.H45]/[.J45]" office:value-type="float" office:value="83.2727272727273" calcext:value-type="float">
            <text:p>83.2727272727273</text:p>
          </table:table-cell>
          <table:table-cell table:style-name="ce3" table:formula="of:=[.I45]/[.J45]" office:value-type="float" office:value="6.18181818181818" calcext:value-type="float">
            <text:p>6.18181818181818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645" calcext:value-type="float">
            <text:p>17645</text:p>
          </table:table-cell>
          <table:table-cell table:style-name="ce1" office:value-type="float" office:value="5710" calcext:value-type="float">
            <text:p>5710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66.66" calcext:value-type="float">
            <text:p>66.66</text:p>
          </table:table-cell>
          <table:table-cell table:style-name="ce3" table:formula="of:=[.G46]/[.J46]" office:value-type="float" office:value="264.701470147015" calcext:value-type="float">
            <text:p>264.701470147015</text:p>
          </table:table-cell>
          <table:table-cell table:style-name="ce3" table:formula="of:=[.H46]/[.J46]" office:value-type="float" office:value="85.6585658565857" calcext:value-type="float">
            <text:p>85.6585658565857</text:p>
          </table:table-cell>
          <table:table-cell table:style-name="ce3" table:formula="of:=[.I46]/[.J46]" office:value-type="float" office:value="6.07560756075608" calcext:value-type="float">
            <text:p>6.07560756075608</text:p>
          </table:table-cell>
          <table:table-cell/>
          <table:table-cell>
            <draw:frame table:end-cell-address="Sheet3.T61" table:end-x="42.24pt" table:end-y="2.98pt" draw:z-index="2" draw:name="Chart 5" draw:style-name="gr1" draw:text-style-name="P1" svg:width="387.72pt" svg:height="239.22pt" svg:x="5.24pt" svg:y="0pt">
              <draw:object draw:notify-on-update-of-ranges="Sheet3.M53:Sheet3.M58 Sheet3.A53:Sheet3.A5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8037" calcext:value-type="float">
            <text:p>18037</text:p>
          </table:table-cell>
          <table:table-cell table:style-name="ce1" office:value-type="float" office:value="5662" calcext:value-type="float">
            <text:p>5662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67.57" calcext:value-type="float">
            <text:p>67.57</text:p>
          </table:table-cell>
          <table:table-cell table:style-name="ce3" table:formula="of:=[.G47]/[.J47]" office:value-type="float" office:value="266.937990232352" calcext:value-type="float">
            <text:p>266.937990232352</text:p>
          </table:table-cell>
          <table:table-cell table:style-name="ce3" table:formula="of:=[.H47]/[.J47]" office:value-type="float" office:value="83.7945833949978" calcext:value-type="float">
            <text:p>83.7945833949978</text:p>
          </table:table-cell>
          <table:table-cell table:style-name="ce3" table:formula="of:=[.I47]/[.J47]" office:value-type="float" office:value="6.20097676483647" calcext:value-type="float">
            <text:p>6.20097676483647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8094" calcext:value-type="float">
            <text:p>18094</text:p>
          </table:table-cell>
          <table:table-cell table:style-name="ce1" office:value-type="float" office:value="5698" calcext:value-type="float">
            <text:p>5698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67.74" calcext:value-type="float">
            <text:p>67.74</text:p>
          </table:table-cell>
          <table:table-cell table:style-name="ce3" table:formula="of:=[.G48]/[.J48]" office:value-type="float" office:value="267.109536462947" calcext:value-type="float">
            <text:p>267.109536462947</text:p>
          </table:table-cell>
          <table:table-cell table:style-name="ce3" table:formula="of:=[.H48]/[.J48]" office:value-type="float" office:value="84.1157366400945" calcext:value-type="float">
            <text:p>84.1157366400945</text:p>
          </table:table-cell>
          <table:table-cell table:style-name="ce3" table:formula="of:=[.I48]/[.J48]" office:value-type="float" office:value="6.05255388249188" calcext:value-type="float">
            <text:p>6.05255388249188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038" calcext:value-type="float">
            <text:p>17038</text:p>
          </table:table-cell>
          <table:table-cell table:style-name="ce1" office:value-type="float" office:value="5252" calcext:value-type="float">
            <text:p>5252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3.49" calcext:value-type="float">
            <text:p>63.49</text:p>
          </table:table-cell>
          <table:table-cell table:style-name="ce3" table:formula="of:=[.G49]/[.J49]" office:value-type="float" office:value="268.357221609702" calcext:value-type="float">
            <text:p>268.357221609702</text:p>
          </table:table-cell>
          <table:table-cell table:style-name="ce3" table:formula="of:=[.H49]/[.J49]" office:value-type="float" office:value="82.7216884548748" calcext:value-type="float">
            <text:p>82.7216884548748</text:p>
          </table:table-cell>
          <table:table-cell table:style-name="ce3" table:formula="of:=[.I49]/[.J49]" office:value-type="float" office:value="6.36320680422114" calcext:value-type="float">
            <text:p>6.36320680422114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8248" calcext:value-type="float">
            <text:p>18248</text:p>
          </table:table-cell>
          <table:table-cell table:style-name="ce1" office:value-type="float" office:value="5732" calcext:value-type="float">
            <text:p>5732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67.06" calcext:value-type="float">
            <text:p>67.06</text:p>
          </table:table-cell>
          <table:table-cell table:style-name="ce3" table:formula="of:=[.G50]/[.J50]" office:value-type="float" office:value="272.114524306591" calcext:value-type="float">
            <text:p>272.114524306591</text:p>
          </table:table-cell>
          <table:table-cell table:style-name="ce3" table:formula="of:=[.H50]/[.J50]" office:value-type="float" office:value="85.4756934088876" calcext:value-type="float">
            <text:p>85.4756934088876</text:p>
          </table:table-cell>
          <table:table-cell table:style-name="ce3" table:formula="of:=[.I50]/[.J50]" office:value-type="float" office:value="6.20339994035192" calcext:value-type="float">
            <text:p>6.20339994035192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9374" calcext:value-type="float">
            <text:p>19374</text:p>
          </table:table-cell>
          <table:table-cell table:style-name="ce1" office:value-type="float" office:value="5953" calcext:value-type="float">
            <text:p>5953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72.19" calcext:value-type="float">
            <text:p>72.19</text:p>
          </table:table-cell>
          <table:table-cell table:style-name="ce3" table:formula="of:=[.G51]/[.J51]" office:value-type="float" office:value="268.375121207924" calcext:value-type="float">
            <text:p>268.375121207924</text:p>
          </table:table-cell>
          <table:table-cell table:style-name="ce3" table:formula="of:=[.H51]/[.J51]" office:value-type="float" office:value="82.4629450062336" calcext:value-type="float">
            <text:p>82.4629450062336</text:p>
          </table:table-cell>
          <table:table-cell table:style-name="ce3" table:formula="of:=[.I51]/[.J51]" office:value-type="float" office:value="5.63789998614767" calcext:value-type="float">
            <text:p>5.63789998614767</text:p>
          </table:table-cell>
          <table:table-cell table:number-columns-repeated="6"/>
          <table:table-cell table:style-name="ce2"/>
          <table:table-cell table:number-columns-repeated="1004"/>
        </table:table-row>
        <table:table-row table:style-name="ro1">
          <table:table-cell table:style-name="ce1" office:value-type="string" calcext:value-type="string">
            <text:p>Medidas de hierro solo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7450" calcext:value-type="float">
            <text:p>17450</text:p>
          </table:table-cell>
          <table:table-cell table:style-name="ce1" office:value-type="float" office:value="5952" calcext:value-type="float">
            <text:p>5952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61.68" calcext:value-type="float">
            <text:p>61.68</text:p>
          </table:table-cell>
          <table:table-cell table:style-name="ce3" table:formula="of:=[.G53]/[.J53]" office:value-type="float" office:value="282.911802853437" calcext:value-type="float">
            <text:p>282.911802853437</text:p>
          </table:table-cell>
          <table:table-cell table:style-name="ce3" table:formula="of:=[.H53]/[.J53]" office:value-type="float" office:value="96.4980544747082" calcext:value-type="float">
            <text:p>96.4980544747082</text:p>
          </table:table-cell>
          <table:table-cell table:style-name="ce3" table:formula="of:=[.I53]/[.J53]" office:value-type="float" office:value="7.2632944228275" calcext:value-type="float">
            <text:p>7.2632944228275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334" calcext:value-type="float">
            <text:p>16334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59.26" calcext:value-type="float">
            <text:p>59.26</text:p>
          </table:table-cell>
          <table:table-cell table:style-name="ce3" table:formula="of:=[.G54]/[.J54]" office:value-type="float" office:value="275.632804589943" calcext:value-type="float">
            <text:p>275.632804589943</text:p>
          </table:table-cell>
          <table:table-cell table:style-name="ce3" table:formula="of:=[.H54]/[.J54]" office:value-type="float" office:value="92.2544718191023" calcext:value-type="float">
            <text:p>92.2544718191023</text:p>
          </table:table-cell>
          <table:table-cell table:style-name="ce3" table:formula="of:=[.I54]/[.J54]" office:value-type="float" office:value="7.23928450894364" calcext:value-type="float">
            <text:p>7.23928450894364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9751" calcext:value-type="float">
            <text:p>19751</text:p>
          </table:table-cell>
          <table:table-cell table:style-name="ce1" office:value-type="float" office:value="6151" calcext:value-type="float">
            <text:p>6151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77.3" calcext:value-type="float">
            <text:p>77.3</text:p>
          </table:table-cell>
          <table:table-cell table:style-name="ce3" table:formula="of:=[.G55]/[.J55]" office:value-type="float" office:value="255.510996119017" calcext:value-type="float">
            <text:p>255.510996119017</text:p>
          </table:table-cell>
          <table:table-cell table:style-name="ce3" table:formula="of:=[.H55]/[.J55]" office:value-type="float" office:value="79.5730918499353" calcext:value-type="float">
            <text:p>79.5730918499353</text:p>
          </table:table-cell>
          <table:table-cell table:style-name="ce3" table:formula="of:=[.I55]/[.J55]" office:value-type="float" office:value="6.02846054333765" calcext:value-type="float">
            <text:p>6.02846054333765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8875" calcext:value-type="float">
            <text:p>18875</text:p>
          </table:table-cell>
          <table:table-cell table:style-name="ce1" office:value-type="float" office:value="5947" calcext:value-type="float">
            <text:p>5947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69" calcext:value-type="float">
            <text:p>69</text:p>
          </table:table-cell>
          <table:table-cell table:style-name="ce3" table:formula="of:=[.G56]/[.J56]" office:value-type="float" office:value="273.550724637681" calcext:value-type="float">
            <text:p>273.550724637681</text:p>
          </table:table-cell>
          <table:table-cell table:style-name="ce3" table:formula="of:=[.H56]/[.J56]" office:value-type="float" office:value="86.1884057971015" calcext:value-type="float">
            <text:p>86.1884057971015</text:p>
          </table:table-cell>
          <table:table-cell table:style-name="ce3" table:formula="of:=[.I56]/[.J56]" office:value-type="float" office:value="5.98550724637681" calcext:value-type="float">
            <text:p>5.98550724637681</text:p>
          </table:table-cell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21546" calcext:value-type="float">
            <text:p>21546</text:p>
          </table:table-cell>
          <table:table-cell table:style-name="ce1" office:value-type="float" office:value="6703" calcext:value-type="float">
            <text:p>6703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78.07" calcext:value-type="float">
            <text:p>78.07</text:p>
          </table:table-cell>
          <table:table-cell table:style-name="ce3" table:formula="of:=[.G57]/[.J57]" office:value-type="float" office:value="275.983092096836" calcext:value-type="float">
            <text:p>275.983092096836</text:p>
          </table:table-cell>
          <table:table-cell table:style-name="ce3" table:formula="of:=[.H57]/[.J57]" office:value-type="float" office:value="85.8588446266171" calcext:value-type="float">
            <text:p>85.8588446266171</text:p>
          </table:table-cell>
          <table:table-cell table:style-name="ce3" table:formula="of:=[.I57]/[.J57]" office:value-type="float" office:value="6.03304726527475" calcext:value-type="float">
            <text:p>6.03304726527475</text:p>
          </table:table-cell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8783" calcext:value-type="float">
            <text:p>18783</text:p>
          </table:table-cell>
          <table:table-cell table:style-name="ce1" office:value-type="float" office:value="5993" calcext:value-type="float">
            <text:p>599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69.26" calcext:value-type="float">
            <text:p>69.26</text:p>
          </table:table-cell>
          <table:table-cell table:style-name="ce3" table:formula="of:=[.G58]/[.J58]" office:value-type="float" office:value="271.195495235345" calcext:value-type="float">
            <text:p>271.195495235345</text:p>
          </table:table-cell>
          <table:table-cell table:style-name="ce3" table:formula="of:=[.H58]/[.J58]" office:value-type="float" office:value="86.5290210799884" calcext:value-type="float">
            <text:p>86.5290210799884</text:p>
          </table:table-cell>
          <table:table-cell table:style-name="ce3" table:formula="of:=[.I58]/[.J58]" office:value-type="float" office:value="6.41062662431418" calcext:value-type="float">
            <text:p>6.41062662431418</text:p>
          </table:table-cell>
          <table:table-cell table:number-columns-repeated="101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5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Grosor centellador=1.795 cm</text:p>
          </table:table-cell>
          <table:table-cell table:number-columns-repeated="2"/>
          <table:table-cell table:style-name="ce1" office:value-type="string" calcext:value-type="string">
            <text:p>Corrección de centellador a metal=0.5 cm</text:p>
          </table:table-cell>
          <table:table-cell table:number-columns-repeated="3"/>
          <table:table-cell table:style-name="ce1" office:value-type="string" calcext:value-type="string">
            <text:p>Distancia máxima que podemos medir=</text:p>
          </table:table-cell>
          <table:table-cell table:number-columns-repeated="2"/>
          <table:table-cell table:style-name="ce1" office:value-type="float" office:value="54.5" calcext:value-type="float">
            <text:p>54.5</text:p>
          </table:table-cell>
          <table:table-cell table:style-name="ce1" office:value-type="string" calcext:value-type="string">
            <text:p>distancia minima</text:p>
          </table:table-cell>
          <table:table-cell table:style-name="ce1" office:value-type="float" office:value="3.3" calcext:value-type="float">
            <text:p>3.3</text:p>
          </table:table-cell>
          <table:table-cell/>
          <table:table-cell table:style-name="ce1" office:value-type="string" calcext:value-type="string">
            <text:p>Largo del centellador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office:value-type="string" calcext:value-type="string">
            <text:p>Ancho </text:p>
          </table:table-cell>
          <table:table-cell table:style-name="ce1" office:value-type="float" office:value="6.6" calcext:value-type="float">
            <text:p>6.6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istancia (cm)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ctividad 1</text:p>
          </table:table-cell>
          <table:table-cell table:style-name="ce1" office:value-type="string" calcext:value-type="string">
            <text:p>Actividad 2</text:p>
          </table:table-cell>
          <table:table-cell table:style-name="ce1" office:value-type="string" calcext:value-type="string">
            <text:p>Activiada 1-2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 1</text:p>
          </table:table-cell>
          <table:table-cell table:style-name="ce1" office:value-type="string" calcext:value-type="string">
            <text:p>Tasa 2</text:p>
          </table:table-cell>
          <table:table-cell table:style-name="ce1" office:value-type="string" calcext:value-type="string">
            <text:p>Tasa 1-2</text:p>
          </table:table-cell>
          <table:table-cell table:number-columns-repeated="1012"/>
        </table:table-row>
        <table:table-row table:style-name="ro1">
          <table:table-cell table:style-name="ce1" office:value-type="float" office:value="3.3" calcext:value-type="float">
            <text:p>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8569" calcext:value-type="float">
            <text:p>8569</text:p>
          </table:table-cell>
          <table:table-cell table:style-name="ce1" office:value-type="float" office:value="3684" calcext:value-type="float">
            <text:p>3684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35.74" calcext:value-type="float">
            <text:p>35.74</text:p>
          </table:table-cell>
          <table:table-cell table:style-name="ce3" table:formula="of:=[.F4]/[.I4]" office:value-type="float" office:value="239.759373251259" calcext:value-type="float">
            <text:p>239.759373251259</text:p>
          </table:table-cell>
          <table:table-cell table:style-name="ce3" table:formula="of:=[.G4]/[.I4]" office:value-type="float" office:value="103.077783995523" calcext:value-type="float">
            <text:p>103.077783995523</text:p>
          </table:table-cell>
          <table:table-cell table:style-name="ce3" table:formula="of:=[.H4]/[.I4]" office:value-type="float" office:value="5.93172915500839" calcext:value-type="float">
            <text:p>5.93172915500839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" office:value-type="float" office:value="3.3" calcext:value-type="float">
            <text:p>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16455" calcext:value-type="float">
            <text:p>16455</text:p>
          </table:table-cell>
          <table:table-cell table:style-name="ce1" office:value-type="float" office:value="7216" calcext:value-type="float">
            <text:p>7216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69.11" calcext:value-type="float">
            <text:p>69.11</text:p>
          </table:table-cell>
          <table:table-cell table:style-name="ce3" table:formula="of:=[.F5]/[.I5]" office:value-type="float" office:value="238.098683258573" calcext:value-type="float">
            <text:p>238.098683258573</text:p>
          </table:table-cell>
          <table:table-cell table:style-name="ce3" table:formula="of:=[.G5]/[.I5]" office:value-type="float" office:value="104.413254232383" calcext:value-type="float">
            <text:p>104.413254232383</text:p>
          </table:table-cell>
          <table:table-cell table:style-name="ce3" table:formula="of:=[.H5]/[.I5]" office:value-type="float" office:value="5.90363189118796" calcext:value-type="float">
            <text:p>5.90363189118796</text:p>
          </table:table-cell>
          <table:table-cell table:style-name="ce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24440" calcext:value-type="float">
            <text:p>24440</text:p>
          </table:table-cell>
          <table:table-cell table:style-name="ce1" office:value-type="float" office:value="9925" calcext:value-type="float">
            <text:p>9925</text:p>
          </table:table-cell>
          <table:table-cell table:style-name="ce1" office:value-type="float" office:value="430" calcext:value-type="float">
            <text:p>430</text:p>
          </table:table-cell>
          <table:table-cell table:style-name="ce3" table:formula="of:=60+29.91" office:value-type="float" office:value="89.91" calcext:value-type="float">
            <text:p>89.91</text:p>
          </table:table-cell>
          <table:table-cell table:style-name="ce3" table:formula="of:=[.F7]/[.I7]" office:value-type="float" office:value="271.827382938494" calcext:value-type="float">
            <text:p>271.827382938494</text:p>
          </table:table-cell>
          <table:table-cell table:style-name="ce3" table:formula="of:=[.G7]/[.I7]" office:value-type="float" office:value="110.388165943722" calcext:value-type="float">
            <text:p>110.388165943722</text:p>
          </table:table-cell>
          <table:table-cell table:style-name="ce3" table:formula="of:=[.H7]/[.I7]" office:value-type="float" office:value="4.78256033811589" calcext:value-type="float">
            <text:p>4.78256033811589</text:p>
          </table:table-cell>
          <table:table-cell table:number-columns-repeated="1012"/>
        </table:table-row>
        <table:table-row table:style-name="ro1">
          <table:table-cell table:style-name="ce1" office:value-type="float" office:value="13.6" calcext:value-type="float">
            <text:p>13.6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29857" calcext:value-type="float">
            <text:p>29857</text:p>
          </table:table-cell>
          <table:table-cell table:style-name="ce1" office:value-type="float" office:value="12252" calcext:value-type="float">
            <text:p>12252</text:p>
          </table:table-cell>
          <table:table-cell table:style-name="ce1" office:value-type="float" office:value="416" calcext:value-type="float">
            <text:p>416</text:p>
          </table:table-cell>
          <table:table-cell table:style-name="ce3" table:formula="of:=60+53.48" office:value-type="float" office:value="113.48" calcext:value-type="float">
            <text:p>113.48</text:p>
          </table:table-cell>
          <table:table-cell table:style-name="ce3" table:formula="of:=[.F8]/[.I8]" office:value-type="float" office:value="263.1036305957" calcext:value-type="float">
            <text:p>263.1036305957</text:p>
          </table:table-cell>
          <table:table-cell table:style-name="ce3" table:formula="of:=[.G8]/[.I8]" office:value-type="float" office:value="107.966161438139" calcext:value-type="float">
            <text:p>107.966161438139</text:p>
          </table:table-cell>
          <table:table-cell table:style-name="ce3" table:formula="of:=[.H8]/[.I8]" office:value-type="float" office:value="3.66584420162143" calcext:value-type="float">
            <text:p>3.66584420162143</text:p>
          </table:table-cell>
          <table:table-cell table:number-columns-repeated="1012"/>
        </table:table-row>
        <table:table-row table:style-name="ro1">
          <table:table-cell table:style-name="ce1" office:value-type="float" office:value="18.8" calcext:value-type="float">
            <text:p>18.8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37079" calcext:value-type="float">
            <text:p>37079</text:p>
          </table:table-cell>
          <table:table-cell table:style-name="ce1" office:value-type="float" office:value="15964" calcext:value-type="float">
            <text:p>15964</text:p>
          </table:table-cell>
          <table:table-cell table:style-name="ce1" office:value-type="float" office:value="406" calcext:value-type="float">
            <text:p>406</text:p>
          </table:table-cell>
          <table:table-cell table:style-name="ce1" table:formula="of:=60*2+21.68" office:value-type="float" office:value="141.68" calcext:value-type="float">
            <text:p>141.68</text:p>
          </table:table-cell>
          <table:table-cell table:style-name="ce3" table:formula="of:=[.F9]/[.I9]" office:value-type="float" office:value="261.709486166008" calcext:value-type="float">
            <text:p>261.709486166008</text:p>
          </table:table-cell>
          <table:table-cell table:style-name="ce3" table:formula="of:=[.G9]/[.I9]" office:value-type="float" office:value="112.676453980802" calcext:value-type="float">
            <text:p>112.676453980802</text:p>
          </table:table-cell>
          <table:table-cell table:style-name="ce3" table:formula="of:=[.H9]/[.I9]" office:value-type="float" office:value="2.86561264822134" calcext:value-type="float">
            <text:p>2.86561264822134</text:p>
          </table:table-cell>
          <table:table-cell table:number-columns-repeated="1012"/>
        </table:table-row>
        <table:table-row table:style-name="ro1">
          <table:table-cell table:style-name="ce1" office:value-type="float" office:value="23.5" calcext:value-type="float">
            <text:p>23.5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48584" calcext:value-type="float">
            <text:p>48584</text:p>
          </table:table-cell>
          <table:table-cell table:style-name="ce1" office:value-type="float" office:value="20692" calcext:value-type="float">
            <text:p>20692</text:p>
          </table:table-cell>
          <table:table-cell table:style-name="ce1" office:value-type="float" office:value="419" calcext:value-type="float">
            <text:p>419</text:p>
          </table:table-cell>
          <table:table-cell table:style-name="ce3" table:formula="of:=3*60+10.68" office:value-type="float" office:value="190.68" calcext:value-type="float">
            <text:p>190.68</text:p>
          </table:table-cell>
          <table:table-cell table:style-name="ce3" table:formula="of:=[.F10]/[.I10]" office:value-type="float" office:value="254.793371092931" calcext:value-type="float">
            <text:p>254.793371092931</text:p>
          </table:table-cell>
          <table:table-cell table:style-name="ce3" table:formula="of:=[.G10]/[.I10]" office:value-type="float" office:value="108.516886930984" calcext:value-type="float">
            <text:p>108.516886930984</text:p>
          </table:table-cell>
          <table:table-cell table:style-name="ce3" table:formula="of:=[.H10]/[.I10]" office:value-type="float" office:value="2.19739878330187" calcext:value-type="float">
            <text:p>2.19739878330187</text:p>
          </table:table-cell>
          <table:table-cell table:number-columns-repeated="3"/>
          <table:table-cell>
            <draw:frame table:end-cell-address="Sheet4.V28" table:end-x="35.09pt" table:end-y="7.48pt" draw:z-index="0" draw:name="Chart 6" draw:style-name="gr1" draw:text-style-name="P1" svg:width="449.97pt" svg:height="278.22pt" svg:x="6.01pt" svg:y="12.76pt">
              <draw:object draw:notify-on-update-of-ranges="Sheet4.L4:Sheet4.L14 Sheet4.A4:Sheet4.A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1" office:value-type="float" office:value="28.2" calcext:value-type="float">
            <text:p>28.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37162" calcext:value-type="float">
            <text:p>37162</text:p>
          </table:table-cell>
          <table:table-cell table:style-name="ce1" office:value-type="float" office:value="16595" calcext:value-type="float">
            <text:p>16595</text:p>
          </table:table-cell>
          <table:table-cell table:style-name="ce1" office:value-type="float" office:value="313" calcext:value-type="float">
            <text:p>313</text:p>
          </table:table-cell>
          <table:table-cell table:style-name="ce3" table:formula="of:=2*60+32.24" office:value-type="float" office:value="152.24" calcext:value-type="float">
            <text:p>152.24</text:p>
          </table:table-cell>
          <table:table-cell table:style-name="ce3" table:formula="of:=[.F11]/[.I11]" office:value-type="float" office:value="244.101418812401" calcext:value-type="float">
            <text:p>244.101418812401</text:p>
          </table:table-cell>
          <table:table-cell table:style-name="ce3" table:formula="of:=[.G11]/[.I11]" office:value-type="float" office:value="109.005517603784" calcext:value-type="float">
            <text:p>109.005517603784</text:p>
          </table:table-cell>
          <table:table-cell table:style-name="ce3" table:formula="of:=[.H11]/[.I11]" office:value-type="float" office:value="2.05596426694693" calcext:value-type="float">
            <text:p>2.05596426694693</text:p>
          </table:table-cell>
          <table:table-cell table:number-columns-repeated="1012"/>
        </table:table-row>
        <table:table-row table:style-name="ro1">
          <table:table-cell table:style-name="ce1" office:value-type="float" office:value="38.2" calcext:value-type="float">
            <text:p>38.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53537" calcext:value-type="float">
            <text:p>53537</text:p>
          </table:table-cell>
          <table:table-cell table:style-name="ce1" office:value-type="float" office:value="23429" calcext:value-type="float">
            <text:p>23429</text:p>
          </table:table-cell>
          <table:table-cell table:style-name="ce1" office:value-type="float" office:value="338" calcext:value-type="float">
            <text:p>338</text:p>
          </table:table-cell>
          <table:table-cell table:style-name="ce3" table:formula="of:=3*60+38.3" office:value-type="float" office:value="218.3" calcext:value-type="float">
            <text:p>218.3</text:p>
          </table:table-cell>
          <table:table-cell table:style-name="ce3" table:formula="of:=[.F12]/[.I12]" office:value-type="float" office:value="245.245075584059" calcext:value-type="float">
            <text:p>245.245075584059</text:p>
          </table:table-cell>
          <table:table-cell table:style-name="ce3" table:formula="of:=[.G12]/[.I12]" office:value-type="float" office:value="107.324782409528" calcext:value-type="float">
            <text:p>107.324782409528</text:p>
          </table:table-cell>
          <table:table-cell table:style-name="ce3" table:formula="of:=[.H12]/[.I12]" office:value-type="float" office:value="1.54832798900596" calcext:value-type="float">
            <text:p>1.54832798900596</text:p>
          </table:table-cell>
          <table:table-cell table:number-columns-repeated="1012"/>
        </table:table-row>
        <table:table-row table:style-name="ro1">
          <table:table-cell table:style-name="ce1" office:value-type="float" office:value="48.2" calcext:value-type="float">
            <text:p>48.2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59969" calcext:value-type="float">
            <text:p>59969</text:p>
          </table:table-cell>
          <table:table-cell table:style-name="ce1" office:value-type="float" office:value="26718" calcext:value-type="float">
            <text:p>26718</text:p>
          </table:table-cell>
          <table:table-cell table:style-name="ce1" office:value-type="float" office:value="325" calcext:value-type="float">
            <text:p>325</text:p>
          </table:table-cell>
          <table:table-cell table:style-name="ce3" table:formula="of:=4*60+3.63" office:value-type="float" office:value="243.63" calcext:value-type="float">
            <text:p>243.63</text:p>
          </table:table-cell>
          <table:table-cell table:style-name="ce3" table:formula="of:=[.F13]/[.I13]" office:value-type="float" office:value="246.147847145261" calcext:value-type="float">
            <text:p>246.147847145261</text:p>
          </table:table-cell>
          <table:table-cell table:style-name="ce3" table:formula="of:=[.G13]/[.I13]" office:value-type="float" office:value="109.666297254033" calcext:value-type="float">
            <text:p>109.666297254033</text:p>
          </table:table-cell>
          <table:table-cell table:style-name="ce3" table:formula="of:=[.H13]/[.I13]" office:value-type="float" office:value="1.33399006690473" calcext:value-type="float">
            <text:p>1.33399006690473</text:p>
          </table:table-cell>
          <table:table-cell table:number-columns-repeated="1012"/>
        </table:table-row>
        <table:table-row table:style-name="ro1">
          <table:table-cell table:style-name="ce1" office:value-type="float" office:value="54.5" calcext:value-type="float">
            <text:p>54.5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44514" calcext:value-type="float">
            <text:p>44514</text:p>
          </table:table-cell>
          <table:table-cell table:style-name="ce1" office:value-type="float" office:value="19942" calcext:value-type="float">
            <text:p>19942</text:p>
          </table:table-cell>
          <table:table-cell table:style-name="ce1" office:value-type="float" office:value="210" calcext:value-type="float">
            <text:p>210</text:p>
          </table:table-cell>
          <table:table-cell table:style-name="ce3" table:formula="of:=3*60+0.4" office:value-type="float" office:value="180.4" calcext:value-type="float">
            <text:p>180.4</text:p>
          </table:table-cell>
          <table:table-cell table:style-name="ce3" table:formula="of:=[.F14]/[.I14]" office:value-type="float" office:value="246.751662971175" calcext:value-type="float">
            <text:p>246.751662971175</text:p>
          </table:table-cell>
          <table:table-cell table:style-name="ce3" table:formula="of:=[.F14]/[.I14]" office:value-type="float" office:value="246.751663" calcext:value-type="float">
            <text:p>246.751663</text:p>
          </table:table-cell>
          <table:table-cell table:style-name="ce3" table:formula="of:=[.H14]/[.I14]" office:value-type="float" office:value="1.16407982261641" calcext:value-type="float">
            <text:p>1.16407982261641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22589" calcext:value-type="float">
            <text:p>22589</text:p>
          </table:table-cell>
          <table:table-cell table:style-name="ce1" office:value-type="float" office:value="9313" calcext:value-type="float">
            <text:p>9313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80.65" calcext:value-type="float">
            <text:p>80.65</text:p>
          </table:table-cell>
          <table:table-cell table:style-name="ce3" table:formula="of:=[.F18]/[.I18]" office:value-type="float" office:value="280.0867948" calcext:value-type="float">
            <text:p>280.0867948</text:p>
          </table:table-cell>
          <table:table-cell table:style-name="ce3" table:formula="of:=[.G18]/[.I18]" office:value-type="float" office:value="115.4742715" calcext:value-type="float">
            <text:p>115.4742715</text:p>
          </table:table-cell>
          <table:table-cell table:style-name="ce3" table:formula="of:=[.H18]/[.I18]" office:value-type="float" office:value="5.096094234" calcext:value-type="float">
            <text:p>5.096094234</text:p>
          </table:table-cell>
          <table:table-cell table:style-name="ce1" office:value-type="string" calcext:value-type="string">
            <text:p>no estaban bien centrados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6">
        <table:table-column table:style-name="co1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ngulo</text:p>
          </table:table-cell>
          <table:table-cell/>
          <table:table-cell table:style-name="ce1" office:value-type="string" calcext:value-type="string">
            <text:p>cos2(thetea)</text:p>
          </table:table-cell>
          <table:table-cell/>
          <table:table-cell table:style-name="ce1" office:value-type="string" calcext:value-type="string">
            <text:p>Distancia (cm)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Actividad 1</text:p>
          </table:table-cell>
          <table:table-cell table:style-name="ce1" office:value-type="string" calcext:value-type="string">
            <text:p>Actividad 2</text:p>
          </table:table-cell>
          <table:table-cell table:style-name="ce1" office:value-type="string" calcext:value-type="string">
            <text:p>Activiada 1-2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 1</text:p>
          </table:table-cell>
          <table:table-cell table:style-name="ce1" office:value-type="string" calcext:value-type="string">
            <text:p>Tasa 2</text:p>
          </table:table-cell>
          <table:table-cell table:style-name="ce1" office:value-type="string" calcext:value-type="string">
            <text:p>Tasa 1-2</text:p>
          </table:table-cell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90-[.A4]" office:value-type="float" office:value="80" calcext:value-type="float">
            <text:p>80</text:p>
          </table:table-cell>
          <table:table-cell table:style-name="ce3" table:formula="of:=(COS([.A4]))^2" office:value-type="float" office:value="0.704041030906696" calcext:value-type="float">
            <text:p>0.704041030906696</text:p>
          </table:table-cell>
          <table:table-cell table:style-name="ce3" table:formula="of:=1-[.C4]" office:value-type="float" office:value="0.295958969093304" calcext:value-type="float">
            <text:p>0.295958969093304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45792" calcext:value-type="float">
            <text:p>45792</text:p>
          </table:table-cell>
          <table:table-cell table:style-name="ce1" office:value-type="float" office:value="5452" calcext:value-type="float">
            <text:p>5452</text:p>
          </table:table-cell>
          <table:table-cell table:style-name="ce1" office:value-type="float" office:value="399" calcext:value-type="float">
            <text:p>399</text:p>
          </table:table-cell>
          <table:table-cell table:style-name="ce3" table:formula="of:=3*60+47.83" office:value-type="float" office:value="227.83" calcext:value-type="float">
            <text:p>227.83</text:p>
          </table:table-cell>
          <table:table-cell table:style-name="ce3" table:formula="of:=[.J4]/[.M4]" office:value-type="float" office:value="200.991967695211" calcext:value-type="float">
            <text:p>200.991967695211</text:p>
          </table:table-cell>
          <table:table-cell table:style-name="ce3" table:formula="of:=[.K4]/[.M4]" office:value-type="float" office:value="23.9301233375763" calcext:value-type="float">
            <text:p>23.9301233375763</text:p>
          </table:table-cell>
          <table:table-cell table:style-name="ce3" table:formula="of:=[.L4]/[.M4]" office:value-type="float" office:value="1.75130579818286" calcext:value-type="float">
            <text:p>1.75130579818286</text:p>
          </table:table-cell>
          <table:table-cell table:number-columns-repeated="100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90-[.A5]" office:value-type="float" office:value="65" calcext:value-type="float">
            <text:p>65</text:p>
          </table:table-cell>
          <table:table-cell table:style-name="ce3" table:formula="of:=(COS([.A5]))^2" office:value-type="float" office:value="0.982483014246057" calcext:value-type="float">
            <text:p>0.982483014246057</text:p>
          </table:table-cell>
          <table:table-cell table:style-name="ce3" table:formula="of:=1-[.C5]" office:value-type="float" office:value="0.0175169857539433" calcext:value-type="float">
            <text:p>0.017516985753943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51215" calcext:value-type="float">
            <text:p>51215</text:p>
          </table:table-cell>
          <table:table-cell table:style-name="ce1" office:value-type="float" office:value="22894" calcext:value-type="float">
            <text:p>22894</text:p>
          </table:table-cell>
          <table:table-cell table:style-name="ce1" office:value-type="float" office:value="331" calcext:value-type="float">
            <text:p>331</text:p>
          </table:table-cell>
          <table:table-cell table:style-name="ce3" table:formula="of:=3*60+30.6" office:value-type="float" office:value="210.6" calcext:value-type="float">
            <text:p>210.6</text:p>
          </table:table-cell>
          <table:table-cell table:style-name="ce3" table:formula="of:=[.J5]/[.M5]" office:value-type="float" office:value="243.186134852802" calcext:value-type="float">
            <text:p>243.186134852802</text:p>
          </table:table-cell>
          <table:table-cell table:style-name="ce3" table:formula="of:=[.K5]/[.M5]" office:value-type="float" office:value="108.708452041785" calcext:value-type="float">
            <text:p>108.708452041785</text:p>
          </table:table-cell>
          <table:table-cell table:style-name="ce3" table:formula="of:=[.L5]/[.M5]" office:value-type="float" office:value="1.57169990503324" calcext:value-type="float">
            <text:p>1.57169990503324</text:p>
          </table:table-cell>
          <table:table-cell table:number-columns-repeated="100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90-[.A6]" office:value-type="float" office:value="45" calcext:value-type="float">
            <text:p>45</text:p>
          </table:table-cell>
          <table:table-cell table:style-name="ce3" table:formula="of:=(COS([.A6]))^2" office:value-type="float" office:value="0.275963191935415" calcext:value-type="float">
            <text:p>0.275963191935415</text:p>
          </table:table-cell>
          <table:table-cell table:style-name="ce3" table:formula="of:=1-[.C6]" office:value-type="float" office:value="0.724036808064585" calcext:value-type="float">
            <text:p>0.724036808064585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65255" calcext:value-type="float">
            <text:p>65255</text:p>
          </table:table-cell>
          <table:table-cell table:style-name="ce1" office:value-type="float" office:value="27374" calcext:value-type="float">
            <text:p>27374</text:p>
          </table:table-cell>
          <table:table-cell table:style-name="ce1" office:value-type="float" office:value="316" calcext:value-type="float">
            <text:p>316</text:p>
          </table:table-cell>
          <table:table-cell table:style-name="ce3" table:formula="of:=4*60+19.87" office:value-type="float" office:value="259.87" calcext:value-type="float">
            <text:p>259.87</text:p>
          </table:table-cell>
          <table:table-cell table:style-name="ce3" table:formula="of:=[.J6]/[.M6]" office:value-type="float" office:value="251.106322391965" calcext:value-type="float">
            <text:p>251.106322391965</text:p>
          </table:table-cell>
          <table:table-cell table:style-name="ce3" table:formula="of:=[.K6]/[.M6]" office:value-type="float" office:value="105.337284026629" calcext:value-type="float">
            <text:p>105.337284026629</text:p>
          </table:table-cell>
          <table:table-cell table:style-name="ce3" table:formula="of:=[.L6]/[.M6]" office:value-type="float" office:value="1.21599261169046" calcext:value-type="float">
            <text:p>1.21599261169046</text:p>
          </table:table-cell>
          <table:table-cell table:number-columns-repeated="100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table:formula="of:=90-[.A7]" office:value-type="float" office:value="30" calcext:value-type="float">
            <text:p>30</text:p>
          </table:table-cell>
          <table:table-cell table:style-name="ce3" table:formula="of:=(COS([.A7]))^2" office:value-type="float" office:value="0.907090485263281" calcext:value-type="float">
            <text:p>0.907090485263281</text:p>
          </table:table-cell>
          <table:table-cell table:style-name="ce3" table:formula="of:=1-[.C7]" office:value-type="float" office:value="0.0929095147367191" calcext:value-type="float">
            <text:p>0.092909514736719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52123" calcext:value-type="float">
            <text:p>52123</text:p>
          </table:table-cell>
          <table:table-cell table:style-name="ce1" office:value-type="float" office:value="23612" calcext:value-type="float">
            <text:p>23612</text:p>
          </table:table-cell>
          <table:table-cell table:style-name="ce1" office:value-type="float" office:value="303" calcext:value-type="float">
            <text:p>303</text:p>
          </table:table-cell>
          <table:table-cell table:style-name="ce3" table:formula="of:=3*60+39.38" office:value-type="float" office:value="219.38" calcext:value-type="float">
            <text:p>219.38</text:p>
          </table:table-cell>
          <table:table-cell table:style-name="ce3" table:formula="of:=[.J7]/[.M7]" office:value-type="float" office:value="237.592305588477" calcext:value-type="float">
            <text:p>237.592305588477</text:p>
          </table:table-cell>
          <table:table-cell table:style-name="ce3" table:formula="of:=[.K7]/[.M7]" office:value-type="float" office:value="107.630595314067" calcext:value-type="float">
            <text:p>107.630595314067</text:p>
          </table:table-cell>
          <table:table-cell table:style-name="ce3" table:formula="of:=[.L7]/[.M7]" office:value-type="float" office:value="1.38116510165011" calcext:value-type="float">
            <text:p>1.38116510165011</text:p>
          </table:table-cell>
          <table:table-cell table:number-columns-repeated="100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90-[.A8]" office:value-type="float" office:value="90" calcext:value-type="float">
            <text:p>90</text:p>
          </table:table-cell>
          <table:table-cell table:style-name="ce3" table:formula="of:=(COS([.A8]))^2" office:value-type="float" office:value="1" calcext:value-type="float">
            <text:p>1</text:p>
          </table:table-cell>
          <table:table-cell table:style-name="ce3" table:formula="of:=1-[.C8]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44041" calcext:value-type="float">
            <text:p>44041</text:p>
          </table:table-cell>
          <table:table-cell table:style-name="ce1" office:value-type="float" office:value="18297" calcext:value-type="float">
            <text:p>18297</text:p>
          </table:table-cell>
          <table:table-cell table:style-name="ce1" office:value-type="float" office:value="324" calcext:value-type="float">
            <text:p>324</text:p>
          </table:table-cell>
          <table:table-cell table:style-name="ce3" table:formula="of:=2*60+52.8" office:value-type="float" office:value="172.8" calcext:value-type="float">
            <text:p>172.8</text:p>
          </table:table-cell>
          <table:table-cell table:style-name="ce3" table:formula="of:=[.J8]/[.M8]" office:value-type="float" office:value="254.866898148148" calcext:value-type="float">
            <text:p>254.866898148148</text:p>
          </table:table-cell>
          <table:table-cell table:style-name="ce3" table:formula="of:=[.K8]/[.M8]" office:value-type="float" office:value="105.885416666667" calcext:value-type="float">
            <text:p>105.885416666667</text:p>
          </table:table-cell>
          <table:table-cell table:style-name="ce3" table:formula="of:=[.L8]/[.M8]" office:value-type="float" office:value="1.875" calcext:value-type="float">
            <text:p>1.875</text:p>
          </table:table-cell>
          <table:table-cell table:number-columns-repeated="100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table:formula="of:=90-[.A9]" office:value-type="float" office:value="0" calcext:value-type="float">
            <text:p>0</text:p>
          </table:table-cell>
          <table:table-cell table:style-name="ce3" table:formula="of:=(COS([.A9]))^2" office:value-type="float" office:value="0.200769965471071" calcext:value-type="float">
            <text:p>0.200769965471071</text:p>
          </table:table-cell>
          <table:table-cell table:style-name="ce3" table:formula="of:=1-[.C9]" office:value-type="float" office:value="0.799230034528929" calcext:value-type="float">
            <text:p>0.799230034528929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72191" calcext:value-type="float">
            <text:p>72191</text:p>
          </table:table-cell>
          <table:table-cell table:style-name="ce1" office:value-type="float" office:value="30162" calcext:value-type="float">
            <text:p>30162</text:p>
          </table:table-cell>
          <table:table-cell table:style-name="ce1" office:value-type="float" office:value="292" calcext:value-type="float">
            <text:p>292</text:p>
          </table:table-cell>
          <table:table-cell table:style-name="ce3" table:formula="of:=4*60+40.01" office:value-type="float" office:value="280.01" calcext:value-type="float">
            <text:p>280.01</text:p>
          </table:table-cell>
          <table:table-cell table:style-name="ce3" table:formula="of:=[.J9]/[.M9]" office:value-type="float" office:value="257.815792293132" calcext:value-type="float">
            <text:p>257.815792293132</text:p>
          </table:table-cell>
          <table:table-cell table:style-name="ce3" table:formula="of:=[.K9]/[.M9]" office:value-type="float" office:value="107.717581514946" calcext:value-type="float">
            <text:p>107.717581514946</text:p>
          </table:table-cell>
          <table:table-cell table:style-name="ce3" table:formula="of:=[.L9]/[.M9]" office:value-type="float" office:value="1.04281989928931" calcext:value-type="float">
            <text:p>1.04281989928931</text:p>
          </table:table-cell>
          <table:table-cell table:number-columns-repeated="100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table:formula="of:=90-[.A10]" office:value-type="float" office:value="13" calcext:value-type="float">
            <text:p>13</text:p>
          </table:table-cell>
          <table:table-cell table:style-name="ce3" table:formula="of:=(COS([.A10]))^2" office:value-type="float" office:value="0.000959452590749867" calcext:value-type="float">
            <text:p>0.00095945259075</text:p>
          </table:table-cell>
          <table:table-cell table:style-name="ce3" table:formula="of:=1-[.C10]" office:value-type="float" office:value="0.99904054740925" calcext:value-type="float">
            <text:p>0.99904054740925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68655" calcext:value-type="float">
            <text:p>68655</text:p>
          </table:table-cell>
          <table:table-cell table:style-name="ce1" office:value-type="float" office:value="29397" calcext:value-type="float">
            <text:p>29397</text:p>
          </table:table-cell>
          <table:table-cell table:style-name="ce1" office:value-type="float" office:value="301" calcext:value-type="float">
            <text:p>301</text:p>
          </table:table-cell>
          <table:table-cell table:style-name="ce3" table:formula="of:=4*60+27.5" office:value-type="float" office:value="267.5" calcext:value-type="float">
            <text:p>267.5</text:p>
          </table:table-cell>
          <table:table-cell table:style-name="ce3" table:formula="of:=[.J10]/[.M10]" office:value-type="float" office:value="256.654205607477" calcext:value-type="float">
            <text:p>256.654205607477</text:p>
          </table:table-cell>
          <table:table-cell table:style-name="ce3" table:formula="of:=[.K10]/[.M10]" office:value-type="float" office:value="109.895327102804" calcext:value-type="float">
            <text:p>109.895327102804</text:p>
          </table:table-cell>
          <table:table-cell table:style-name="ce3" table:formula="of:=[.L10]/[.M10]" office:value-type="float" office:value="1.12523364485981" calcext:value-type="float">
            <text:p>1.12523364485981</text:p>
          </table:table-cell>
          <table:table-cell table:number-columns-repeated="100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table:formula="of:=90-[.A11]" office:value-type="float" office:value="23" calcext:value-type="float">
            <text:p>23</text:p>
          </table:table-cell>
          <table:table-cell table:style-name="ce3" table:formula="of:=(COS([.A11]))^2" office:value-type="float" office:value="0.268085565574064" calcext:value-type="float">
            <text:p>0.268085565574064</text:p>
          </table:table-cell>
          <table:table-cell table:style-name="ce3" table:formula="of:=1-[.C11]" office:value-type="float" office:value="0.731914434425936" calcext:value-type="float">
            <text:p>0.731914434425936</text:p>
          </table:table-cell>
          <table:table-cell table:style-name="ce1" office:value-type="float" office:value="33.3" calcext:value-type="float">
            <text:p>33.3</text:p>
          </table:table-cell>
          <table:table-cell table:style-name="ce2" office:value-type="float" office:value="1.909" calcext:value-type="float">
            <text:p>1.909</text:p>
          </table:table-cell>
          <table:table-cell table:style-name="ce1" office:value-type="float" office:value="-0.111" calcext:value-type="float">
            <text:p>-0.111</text:p>
          </table:table-cell>
          <table:table-cell table:style-name="ce1" office:value-type="float" office:value="1.911" calcext:value-type="float">
            <text:p>1.911</text:p>
          </table:table-cell>
          <table:table-cell table:style-name="ce1" office:value-type="float" office:value="-0.11" calcext:value-type="float">
            <text:p>-0.11</text:p>
          </table:table-cell>
          <table:table-cell table:style-name="ce1" office:value-type="float" office:value="56803" calcext:value-type="float">
            <text:p>56803</text:p>
          </table:table-cell>
          <table:table-cell table:style-name="ce1" office:value-type="float" office:value="27445" calcext:value-type="float">
            <text:p>27445</text:p>
          </table:table-cell>
          <table:table-cell table:style-name="ce1" office:value-type="float" office:value="315" calcext:value-type="float">
            <text:p>315</text:p>
          </table:table-cell>
          <table:table-cell table:style-name="ce3" table:formula="of:=3*60+38.25" office:value-type="float" office:value="218.25" calcext:value-type="float">
            <text:p>218.25</text:p>
          </table:table-cell>
          <table:table-cell table:style-name="ce3" table:formula="of:=[.J11]/[.M11]" office:value-type="float" office:value="260.265750286369" calcext:value-type="float">
            <text:p>260.265750286369</text:p>
          </table:table-cell>
          <table:table-cell table:style-name="ce3" table:formula="of:=[.K11]/[.M11]" office:value-type="float" office:value="125.750286368843" calcext:value-type="float">
            <text:p>125.750286368843</text:p>
          </table:table-cell>
          <table:table-cell table:style-name="ce3" table:formula="of:=[.L11]/[.M11]" office:value-type="float" office:value="1.44329896907217" calcext:value-type="float">
            <text:p>1.4432989690721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Sheet5.K32" table:end-x="45.55pt" table:end-y="8.22pt" draw:z-index="0" draw:name="Chart 7" draw:style-name="gr1" draw:text-style-name="P1" svg:width="449.97pt" svg:height="278.22pt" svg:x="16.5pt" svg:y="13.49pt">
              <draw:object draw:notify-on-update-of-ranges="Sheet5.P4:Sheet5.P11 Sheet5.B4:Sheet5.B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7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iempo </text:p>
          </table:table-cell>
          <table:table-cell table:style-name="ce1" office:value-type="string" calcext:value-type="string">
            <text:p>coincidencias</text:p>
          </table:table-cell>
          <table:table-cell/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>
            <text:p>coincidencias en cada intervalo de tiempo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555" calcext:value-type="float">
            <text:p>2555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2597" calcext:value-type="float">
            <text:p>2597</text:p>
          </table:table-cell>
          <table:table-cell/>
          <table:table-cell table:style-name="ce3" table:formula="of:=1/[.B4]" office:value-type="float" office:value="0.1904761905" calcext:value-type="float">
            <text:p>0.1904761905</text:p>
          </table:table-cell>
          <table:table-cell table:style-name="ce11" table:formula="of:=[.C4]-[.C3]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0.02" calcext:value-type="float">
            <text:p>10.02</text:p>
          </table:table-cell>
          <table:table-cell table:style-name="ce1" office:value-type="float" office:value="2623" calcext:value-type="float">
            <text:p>2623</text:p>
          </table:table-cell>
          <table:table-cell/>
          <table:table-cell table:style-name="ce3" table:formula="of:=1/([.B5]-[.B4])" office:value-type="float" office:value="0.209643605870021" calcext:value-type="float">
            <text:p>0.209643605870021</text:p>
          </table:table-cell>
          <table:table-cell table:style-name="ce11" table:formula="of:=[.C5]-[.C4]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15.03" calcext:value-type="float">
            <text:p>15.03</text:p>
          </table:table-cell>
          <table:table-cell table:style-name="ce1" office:value-type="float" office:value="2661" calcext:value-type="float">
            <text:p>2661</text:p>
          </table:table-cell>
          <table:table-cell/>
          <table:table-cell table:style-name="ce3" table:formula="of:=1/([.B6]-[.B5])" office:value-type="float" office:value="0.199600798403194" calcext:value-type="float">
            <text:p>0.199600798403194</text:p>
          </table:table-cell>
          <table:table-cell table:style-name="ce11" table:formula="of:=[.C6]-[.C5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0.05" calcext:value-type="float">
            <text:p>20.05</text:p>
          </table:table-cell>
          <table:table-cell table:style-name="ce1" office:value-type="float" office:value="2708" calcext:value-type="float">
            <text:p>2708</text:p>
          </table:table-cell>
          <table:table-cell/>
          <table:table-cell table:style-name="ce3" table:formula="of:=1/([.B7]-[.B6])" office:value-type="float" office:value="0.199203187250996" calcext:value-type="float">
            <text:p>0.199203187250996</text:p>
          </table:table-cell>
          <table:table-cell table:style-name="ce11" table:formula="of:=[.C7]-[.C6]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2745" calcext:value-type="float">
            <text:p>2745</text:p>
          </table:table-cell>
          <table:table-cell/>
          <table:table-cell table:style-name="ce3" table:formula="of:=1/([.B8]-[.B7])" office:value-type="float" office:value="0.22075055187638" calcext:value-type="float">
            <text:p>0.22075055187638</text:p>
          </table:table-cell>
          <table:table-cell table:style-name="ce11" table:formula="of:=[.C8]-[.C7]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29.59" calcext:value-type="float">
            <text:p>29.59</text:p>
          </table:table-cell>
          <table:table-cell table:style-name="ce1" office:value-type="float" office:value="2799" calcext:value-type="float">
            <text:p>2799</text:p>
          </table:table-cell>
          <table:table-cell/>
          <table:table-cell table:style-name="ce3" table:formula="of:=1/([.B9]-[.B8])" office:value-type="float" office:value="0.199600798403194" calcext:value-type="float">
            <text:p>0.199600798403194</text:p>
          </table:table-cell>
          <table:table-cell table:style-name="ce11" table:formula="of:=[.C9]-[.C8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35.08" calcext:value-type="float">
            <text:p>35.08</text:p>
          </table:table-cell>
          <table:table-cell table:style-name="ce1" office:value-type="float" office:value="2840" calcext:value-type="float">
            <text:p>2840</text:p>
          </table:table-cell>
          <table:table-cell/>
          <table:table-cell table:style-name="ce3" table:formula="of:=1/([.B10]-[.B9])" office:value-type="float" office:value="0.182149362477231" calcext:value-type="float">
            <text:p>0.182149362477231</text:p>
          </table:table-cell>
          <table:table-cell table:style-name="ce11" table:formula="of:=[.C10]-[.C9]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0.09" calcext:value-type="float">
            <text:p>40.09</text:p>
          </table:table-cell>
          <table:table-cell table:style-name="ce1" office:value-type="float" office:value="2885" calcext:value-type="float">
            <text:p>2885</text:p>
          </table:table-cell>
          <table:table-cell/>
          <table:table-cell table:style-name="ce3" table:formula="of:=1/([.B11]-[.B10])" office:value-type="float" office:value="0.199600798403193" calcext:value-type="float">
            <text:p>0.199600798403193</text:p>
          </table:table-cell>
          <table:table-cell table:style-name="ce11" table:formula="of:=[.C11]-[.C10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2919" calcext:value-type="float">
            <text:p>2919</text:p>
          </table:table-cell>
          <table:table-cell/>
          <table:table-cell table:style-name="ce3" table:formula="of:=1/([.B12]-[.B11])" office:value-type="float" office:value="0.199600798403194" calcext:value-type="float">
            <text:p>0.199600798403194</text:p>
          </table:table-cell>
          <table:table-cell table:style-name="ce11" table:formula="of:=[.C12]-[.C11]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0.11" calcext:value-type="float">
            <text:p>50.11</text:p>
          </table:table-cell>
          <table:table-cell table:style-name="ce1" office:value-type="float" office:value="2959" calcext:value-type="float">
            <text:p>2959</text:p>
          </table:table-cell>
          <table:table-cell/>
          <table:table-cell table:style-name="ce3" table:formula="of:=1/([.B13]-[.B12])" office:value-type="float" office:value="0.199600798403194" calcext:value-type="float">
            <text:p>0.199600798403194</text:p>
          </table:table-cell>
          <table:table-cell table:style-name="ce11" table:formula="of:=[.C13]-[.C12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55.12" calcext:value-type="float">
            <text:p>55.12</text:p>
          </table:table-cell>
          <table:table-cell table:style-name="ce1" office:value-type="float" office:value="2998" calcext:value-type="float">
            <text:p>2998</text:p>
          </table:table-cell>
          <table:table-cell/>
          <table:table-cell table:style-name="ce3" table:formula="of:=1/([.B14]-[.B13])" office:value-type="float" office:value="0.199600798403194" calcext:value-type="float">
            <text:p>0.199600798403194</text:p>
          </table:table-cell>
          <table:table-cell table:style-name="ce11" table:formula="of:=[.C14]-[.C13]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0.13" calcext:value-type="float">
            <text:p>60.13</text:p>
          </table:table-cell>
          <table:table-cell table:style-name="ce1" office:value-type="float" office:value="3036" calcext:value-type="float">
            <text:p>3036</text:p>
          </table:table-cell>
          <table:table-cell/>
          <table:table-cell table:style-name="ce3" table:formula="of:=1/([.B15]-[.B14])" office:value-type="float" office:value="0.199600798403193" calcext:value-type="float">
            <text:p>0.199600798403193</text:p>
          </table:table-cell>
          <table:table-cell table:style-name="ce11" table:formula="of:=[.C15]-[.C14]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float" office:value="65.15" calcext:value-type="float">
            <text:p>65.15</text:p>
          </table:table-cell>
          <table:table-cell table:style-name="ce1" office:value-type="float" office:value="3078" calcext:value-type="float">
            <text:p>3078</text:p>
          </table:table-cell>
          <table:table-cell/>
          <table:table-cell table:style-name="ce3" table:formula="of:=1/([.B16]-[.B15])" office:value-type="float" office:value="0.199203187250996" calcext:value-type="float">
            <text:p>0.199203187250996</text:p>
          </table:table-cell>
          <table:table-cell table:style-name="ce11" table:formula="of:=[.C16]-[.C15]" office:value-type="float" office:value="42" calcext:value-type="float">
            <text:p>42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Hoja_20_1" style:display-name="PageStyle_Copy of 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211" meta:object-count="7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'Hoja 1'.D2:'Hoja 1'.D6 'Hoja 1'.K2:'Hoja 1'.K6" svg:x="1.377cm" svg:y="0.196cm" svg:width="11.918cm" svg:height="8.394cm">
          <chartooo:coordinate-region svg:x="1.761cm" svg:y="0.395cm" svg:width="11.44cm" svg:height="7.698cm"/>
          <chart:axis chart:dimension="x" chart:name="primary-x" chart:style-name="ch4">
            <chart:title svg:x="7.06cm" svg:y="8.787cm" chart:style-name="ch5">
              <text:p>U1</text:p>
            </chart:title>
            <chart:grid chart:style-name="ch6" chart:class="major"/>
          </chart:axis>
          <chart:axis chart:dimension="y" chart:name="primary-y" chart:style-name="ch4">
            <chart:title svg:x="0.451cm" svg:y="4.748cm" chart:style-name="ch7">
              <text:p>T12</text:p>
            </chart:title>
            <chart:grid chart:style-name="ch6" chart:class="major"/>
          </chart:axis>
          <chart:series chart:style-name="ch8" chart:values-cell-range-address="'Hoja 1'.K2:'Hoja 1'.K6" chart:class="chart:scatter">
            <chart:domain table:cell-range-address="'Hoja 1'.D2:'Hoja 1'.D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">
                <text:p>-0.1</text:p>
                <draw:g>
                  <svg:desc>'Hoja 1'.D2:'Hoja 1'.D6</svg:desc>
                </draw:g>
              </table:table-cell>
              <table:table-cell office:value-type="float" office:value="7.50336473755047">
                <text:p>7.50336473755047</text:p>
                <draw:g>
                  <svg:desc>'Hoja 1'.K2:'Hoja 1'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14">
                <text:p>-0.314</text:p>
              </table:table-cell>
              <table:table-cell office:value-type="float" office:value="6.18075801749271">
                <text:p>6.18075801749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09">
                <text:p>-0.209</text:p>
              </table:table-cell>
              <table:table-cell office:value-type="float" office:value="6.79713804713805">
                <text:p>6.79713804713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06">
                <text:p>-0.406</text:p>
              </table:table-cell>
              <table:table-cell office:value-type="float" office:value="4.81130657044054">
                <text:p>4.81130657044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9">
                <text:p>-0.059</text:p>
              </table:table-cell>
              <table:table-cell office:value-type="float" office:value="22.5806451612903">
                <text:p>22.5806451612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'Copy of Hoja 1'.C2:'Copy of Hoja 1'.C5 'Copy of Hoja 1'.K2:'Copy of Hoja 1'.K6" svg:x="1.377cm" svg:y="0.196cm" svg:width="11.918cm" svg:height="8.394cm">
          <chartooo:coordinate-region svg:x="1.663cm" svg:y="0.396cm" svg:width="11.207cm" svg:height="7.697cm"/>
          <chart:axis chart:dimension="x" chart:name="primary-x" chart:style-name="ch4">
            <chart:title svg:x="6.121cm" svg:y="8.787cm" chart:style-name="ch5">
              <text:p>Alto Voltaje V1</text:p>
            </chart:title>
            <chart:grid chart:style-name="ch6" chart:class="major"/>
          </chart:axis>
          <chart:axis chart:dimension="y" chart:name="primary-y" chart:style-name="ch4">
            <chart:title svg:x="0.451cm" svg:y="5.079cm" chart:style-name="ch7">
              <text:p>Tasa 12</text:p>
            </chart:title>
            <chart:grid chart:style-name="ch6" chart:class="major"/>
          </chart:axis>
          <chart:series chart:style-name="ch8" chart:values-cell-range-address="'Copy of Hoja 1'.K2:'Copy of Hoja 1'.K6" chart:class="chart:scatter">
            <chart:domain table:cell-range-address="'Copy of Hoja 1'.C2:'Copy of Hoja 1'.C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99">
                <text:p>1.899</text:p>
                <draw:g>
                  <svg:desc>'Copy of Hoja 1'.C2:'Copy of Hoja 1'.C5</svg:desc>
                </draw:g>
              </table:table-cell>
              <table:table-cell office:value-type="float" office:value="7.50336473755047">
                <text:p>7.50336473755047</text:p>
                <draw:g>
                  <svg:desc>'Copy of Hoja 1'.K2:'Copy of Hoja 1'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5">
                <text:p>1.495</text:p>
              </table:table-cell>
              <table:table-cell office:value-type="float" office:value="4.59488436207689">
                <text:p>4.5948843620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2">
                <text:p>1.722</text:p>
              </table:table-cell>
              <table:table-cell office:value-type="float" office:value="6.2959934587081">
                <text:p>6.2959934587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7">
                <text:p>1.997</text:p>
              </table:table-cell>
              <table:table-cell office:value-type="float" office:value="10.0029594554602">
                <text:p>10.0029594554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1.615cm" svg:height="7.197cm" xlink:href=".." xlink:type="simple" chart:class="chart:scatter" chart:style-name="ch1">
        <chart:legend chart:legend-position="end" svg:x="9.299cm" svg:y="3.299cm" style:legend-expansion="high" chart:style-name="ch2"/>
        <chart:plot-area chart:style-name="ch3" table:cell-range-address="Sheet3.B19:Sheet3.B36 Sheet3.M19:Sheet3.M36" svg:x="1.292cm" svg:y="0.143cm" svg:width="7.775cm" svg:height="6.911cm">
          <chartooo:coordinate-region svg:x="1.578cm" svg:y="0.342cm" svg:width="7.117cm" svg:height="6.21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4.337cm" chart:style-name="ch6">
              <text:p>Tasa 1-2</text:p>
            </chart:title>
            <chart:grid chart:style-name="ch5" chart:class="major"/>
          </chart:axis>
          <chart:series chart:style-name="ch7" chart:values-cell-range-address="Sheet3.M19:Sheet3.M36" chart:class="chart:scatter">
            <chart:domain table:cell-range-address="Sheet3.B19:Sheet3.B36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19:Sheet3.B36</svg:desc>
                </draw:g>
              </table:table-cell>
              <table:table-cell office:value-type="float" office:value="8.55191256830601">
                <text:p>8.55191256830601</text:p>
                <draw:g>
                  <svg:desc>Sheet3.M19:Sheet3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7279242385462">
                <text:p>8.7279242385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.89729624586656">
                <text:p>7.89729624586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8351012536162">
                <text:p>7.8351012536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.45406198422887">
                <text:p>8.45406198422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50439882697947">
                <text:p>8.50439882697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.33645560134882">
                <text:p>8.33645560134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49724366041896">
                <text:p>7.49724366041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74466519499632">
                <text:p>7.74466519499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8.33492640030587">
                <text:p>8.33492640030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44929097110034">
                <text:p>7.449290971100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88450860632982">
                <text:p>7.88450860632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07888391319325">
                <text:p>7.07888391319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.20456116102281">
                <text:p>7.20456116102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7.73224550343037">
                <text:p>7.73224550343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.74175644792687">
                <text:p>6.741756447926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05302515295717">
                <text:p>7.05302515295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25cm" svg:height="7.673cm" xlink:href=".." xlink:type="simple" chart:class="chart:scatter" chart:style-name="ch1">
        <chart:legend chart:legend-position="end" svg:x="9.934cm" svg:y="3.537cm" style:legend-expansion="high" chart:style-name="ch2"/>
        <chart:plot-area chart:style-name="ch3" table:cell-range-address="Sheet3.A38:Sheet3.A51 Sheet3.M38:Sheet3.M51" svg:x="1.305cm" svg:y="0.153cm" svg:width="8.384cm" svg:height="7.367cm">
          <chartooo:coordinate-region svg:x="1.591cm" svg:y="0.352cm" svg:width="7.911cm" svg:height="6.67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4.575cm" chart:style-name="ch6">
              <text:p>Tasa 1-2</text:p>
            </chart:title>
            <chart:grid chart:style-name="ch5" chart:class="major"/>
          </chart:axis>
          <chart:series chart:style-name="ch7" chart:values-cell-range-address="Sheet3.M38:Sheet3.M51" chart:class="chart:scatter">
            <chart:domain table:cell-range-address="Sheet3.A38:Sheet3.A51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38:Sheet3.A51</svg:desc>
                </draw:g>
              </table:table-cell>
              <table:table-cell office:value-type="float" office:value="7.05302515295717">
                <text:p>7.05302515295717</text:p>
                <draw:g>
                  <svg:desc>Sheet3.M38:Sheet3.M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2523304403729">
                <text:p>6.52523304403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.79195515990768">
                <text:p>6.79195515990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26244066758536">
                <text:p>6.26244066758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18203485773872">
                <text:p>6.18203485773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.25963613937712">
                <text:p>6.25963613937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.624">
                <text:p>6.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.18181818181818">
                <text:p>6.181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.07560756075608">
                <text:p>6.07560756075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20097676483647">
                <text:p>6.20097676483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.05255388249188">
                <text:p>6.05255388249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.36320680422114">
                <text:p>6.36320680422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20339994035192">
                <text:p>6.20339994035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.63789998614767">
                <text:p>5.637899986147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3.679cm" svg:height="8.44cm" xlink:href=".." xlink:type="simple" chart:class="chart:scatter" chart:style-name="ch1">
        <chart:legend chart:legend-position="end" svg:x="11.363cm" svg:y="3.921cm" style:legend-expansion="high" chart:style-name="ch2"/>
        <chart:plot-area chart:style-name="ch3" table:cell-range-address="Sheet3.A53:Sheet3.A58 Sheet3.M53:Sheet3.M58" svg:x="1.333cm" svg:y="0.168cm" svg:width="9.757cm" svg:height="8.104cm">
          <chartooo:coordinate-region svg:x="1.619cm" svg:y="0.367cm" svg:width="9.284cm" svg:height="7.4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4.959cm" chart:style-name="ch6">
              <text:p>Tasa 1-2</text:p>
            </chart:title>
            <chart:grid chart:style-name="ch5" chart:class="major"/>
          </chart:axis>
          <chart:series chart:style-name="ch7" chart:values-cell-range-address="Sheet3.M53:Sheet3.M58" chart:class="chart:scatter">
            <chart:domain table:cell-range-address="Sheet3.A53:Sheet3.A5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53:Sheet3.A58</svg:desc>
                </draw:g>
              </table:table-cell>
              <table:table-cell office:value-type="float" office:value="7.2632944228275">
                <text:p>7.2632944228275</text:p>
                <draw:g>
                  <svg:desc>Sheet3.M53:Sheet3.M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23928450894364">
                <text:p>7.23928450894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02846054333765">
                <text:p>6.02846054333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98550724637681">
                <text:p>5.98550724637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.03304726527475">
                <text:p>6.0330472652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41062662431418">
                <text:p>6.410626624314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65cm" svg:y="4.609cm" style:legend-expansion="high" chart:style-name="ch2"/>
        <chart:plot-area chart:style-name="ch3" table:cell-range-address="Sheet4.A4:Sheet4.A14 Sheet4.L4:Sheet4.L14" svg:x="0.317cm" svg:y="0.196cm" svg:width="13.031cm" svg:height="9.424cm">
          <chartooo:coordinate-region svg:x="0.603cm" svg:y="0.395cm" svg:width="12.558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L4:Sheet4.L14" chart:class="chart:scatter">
            <chart:domain table:cell-range-address="Sheet4.A4:Sheet4.A1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Sheet4.A4:Sheet4.A14</svg:desc>
                </draw:g>
              </table:table-cell>
              <table:table-cell office:value-type="float" office:value="5.93172915500839">
                <text:p>5.93172915500839</text:p>
                <draw:g>
                  <svg:desc>Sheet4.L4:Sheet4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">
                <text:p>3.3</text:p>
              </table:table-cell>
              <table:table-cell office:value-type="float" office:value="5.90363189118796">
                <text:p>5.90363189118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">
                <text:p>8.3</text:p>
              </table:table-cell>
              <table:table-cell office:value-type="float" office:value="4.78256033811589">
                <text:p>4.78256033811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6">
                <text:p>13.6</text:p>
              </table:table-cell>
              <table:table-cell office:value-type="float" office:value="3.66584420162143">
                <text:p>3.66584420162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8">
                <text:p>18.8</text:p>
              </table:table-cell>
              <table:table-cell office:value-type="float" office:value="2.86561264822134">
                <text:p>2.86561264822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5">
                <text:p>23.5</text:p>
              </table:table-cell>
              <table:table-cell office:value-type="float" office:value="2.19739878330187">
                <text:p>2.19739878330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2">
                <text:p>28.2</text:p>
              </table:table-cell>
              <table:table-cell office:value-type="float" office:value="2.05596426694693">
                <text:p>2.05596426694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2">
                <text:p>38.2</text:p>
              </table:table-cell>
              <table:table-cell office:value-type="float" office:value="1.54832798900596">
                <text:p>1.54832798900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2">
                <text:p>48.2</text:p>
              </table:table-cell>
              <table:table-cell office:value-type="float" office:value="1.33399006690473">
                <text:p>1.33399006690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5">
                <text:p>54.5</text:p>
              </table:table-cell>
              <table:table-cell office:value-type="float" office:value="1.16407982261641">
                <text:p>1.16407982261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3.612cm" svg:y="4.609cm" style:legend-expansion="high" chart:style-name="ch2"/>
        <chart:plot-area chart:style-name="ch3" table:cell-range-address="Sheet5.B4:Sheet5.B11 Sheet5.P4:Sheet5.P11" svg:x="1.377cm" svg:y="0.196cm" svg:width="11.918cm" svg:height="9.424cm">
          <chartooo:coordinate-region svg:x="1.954cm" svg:y="0.395cm" svg:width="11.061cm" svg:height="8.72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title svg:x="0.451cm" svg:y="5.647cm" chart:style-name="ch6">
              <text:p>Tasa 1-2</text:p>
            </chart:title>
            <chart:grid chart:style-name="ch5" chart:class="major"/>
          </chart:axis>
          <chart:series chart:style-name="ch7" chart:values-cell-range-address="Sheet5.P4:Sheet5.P11" chart:class="chart:scatter">
            <chart:domain table:cell-range-address="Sheet5.B4:Sheet5.B11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5.B4:Sheet5.B11</svg:desc>
                </draw:g>
              </table:table-cell>
              <table:table-cell office:value-type="float" office:value="1.75130579818286">
                <text:p>1.75130579818286</text:p>
                <draw:g>
                  <svg:desc>Sheet5.P4:Sheet5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.57169990503324">
                <text:p>1.57169990503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21599261169046">
                <text:p>1.21599261169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38116510165011">
                <text:p>1.38116510165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04281989928931">
                <text:p>1.04281989928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.12523364485981">
                <text:p>1.1252336448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44329896907217">
                <text:p>1.443298969072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